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AC100005627232717D6.svm"/>
  <manifest:file-entry manifest:media-type="" manifest:full-path="Pictures/2000000700002EB800001AABB157C4D9.svm"/>
  <manifest:file-entry manifest:media-type="" manifest:full-path="Pictures/2000000700003432000016F3D209ABD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1" svg:font-family="'Segoe UI'"/>
    <style:font-face style:name="Segoe UI" svg:font-family="'Segoe UI'" style:font-adornments="Regular"/>
    <style:font-face style:name="Verdana" svg:font-family="Verdana, Arial, 'Trebuchet MS', sans-serif"/>
    <style:font-face style:name="Times New Roman" svg:font-family="'Times New Roman'" style:font-adornments="Regular" style:font-family-generic="roman"/>
    <style:font-face style:name="TimesNewRoman,Bold" svg:font-family="'TimesNewRoman,Bold'" style:font-family-generic="roman"/>
    <style:font-face style:name="Tahoma" svg:font-family="Tahoma" style:font-adornments="Regular" style:font-family-generic="swiss"/>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Segoe Print" svg:font-family="'Segoe Print'"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a1" style:family="table">
      <style:table-properties style:width="15cm" table:align="margins" style:writing-mode="lr-tb"/>
    </style:style>
    <style:style style:name="Tabela1.A" style:family="table-column">
      <style:table-column-properties style:column-width="3.75cm" style:rel-column-width="16384*"/>
    </style:style>
    <style:style style:name="Tabela1.D" style:family="table-column">
      <style:table-column-properties style:column-width="3.75cm" style:rel-column-width="16383*"/>
    </style:style>
    <style:style style:name="Tabela1.A1" style:family="table-cell">
      <style:table-cell-properties fo:padding="0.097cm" fo:border-left="0.002cm solid #000000" fo:border-right="none" fo:border-top="0.002cm solid #000000" fo:border-bottom="0.002cm solid #000000"/>
    </style:style>
    <style:style style:name="Tabela1.D1" style:family="table-cell">
      <style:table-cell-properties fo:padding="0.097cm" fo:border="0.002cm solid #000000"/>
    </style:style>
    <style:style style:name="Tabela1.A2" style:family="table-cell">
      <style:table-cell-properties fo:padding="0.097cm" fo:border-left="0.002cm solid #000000" fo:border-right="none" fo:border-top="none" fo:border-bottom="0.002cm solid #000000"/>
    </style:style>
    <style:style style:name="Tabela1.D2" style:family="table-cell">
      <style:table-cell-properties fo:padding="0.097cm" fo:border-left="0.002cm solid #000000" fo:border-right="0.002cm solid #000000" fo:border-top="none" fo:border-bottom="0.002cm solid #000000"/>
    </style:style>
    <style:style style:name="Tabela4" style:family="table">
      <style:table-properties style:width="15cm" table:align="margins" style:writing-mode="lr-tb"/>
    </style:style>
    <style:style style:name="Tabela4.A" style:family="table-column">
      <style:table-column-properties style:column-width="3.75cm" style:rel-column-width="16384*"/>
    </style:style>
    <style:style style:name="Tabela4.D" style:family="table-column">
      <style:table-column-properties style:column-width="3.75cm" style:rel-column-width="16383*"/>
    </style:style>
    <style:style style:name="Tabela4.A1" style:family="table-cell">
      <style:table-cell-properties fo:padding="0.097cm" fo:border-left="0.002cm solid #000000" fo:border-right="none" fo:border-top="0.002cm solid #000000" fo:border-bottom="0.002cm solid #000000"/>
    </style:style>
    <style:style style:name="Tabela4.D1" style:family="table-cell">
      <style:table-cell-properties fo:padding="0.097cm" fo:border="0.002cm solid #000000"/>
    </style:style>
    <style:style style:name="Tabela4.A2" style:family="table-cell">
      <style:table-cell-properties fo:padding="0.097cm" fo:border-left="0.002cm solid #000000" fo:border-right="none" fo:border-top="none" fo:border-bottom="0.002cm solid #000000"/>
    </style:style>
    <style:style style:name="Tabela4.D2" style:family="table-cell">
      <style:table-cell-properties fo:padding="0.097cm" fo:border-left="0.002cm solid #000000" fo:border-right="0.002cm solid #000000" fo:border-top="none" fo:border-bottom="0.002cm solid #000000"/>
    </style:style>
    <style:style style:name="Tabela6" style:family="table">
      <style:table-properties style:width="15cm" table:align="margins" style:writing-mode="lr-tb"/>
    </style:style>
    <style:style style:name="Tabela6.A" style:family="table-column">
      <style:table-column-properties style:column-width="0.817cm" style:rel-column-width="3568*"/>
    </style:style>
    <style:style style:name="Tabela6.B" style:family="table-column">
      <style:table-column-properties style:column-width="2.535cm" style:rel-column-width="11074*"/>
    </style:style>
    <style:style style:name="Tabela6.C" style:family="table-column">
      <style:table-column-properties style:column-width="11.649cm" style:rel-column-width="50893*"/>
    </style:style>
    <style:style style:name="Tabela6.A1" style:family="table-cell">
      <style:table-cell-properties fo:padding="0.097cm" fo:border-left="0.002cm solid #000000" fo:border-right="none" fo:border-top="0.002cm solid #000000" fo:border-bottom="0.002cm solid #000000"/>
    </style:style>
    <style:style style:name="Tabela6.C1" style:family="table-cell">
      <style:table-cell-properties fo:padding="0.097cm" fo:border="0.002cm solid #000000"/>
    </style:style>
    <style:style style:name="Tabela6.A2" style:family="table-cell">
      <style:table-cell-properties fo:padding="0.097cm" fo:border-left="0.002cm solid #000000" fo:border-right="none" fo:border-top="none" fo:border-bottom="0.002cm solid #000000"/>
    </style:style>
    <style:style style:name="Tabela6.C2" style:family="table-cell">
      <style:table-cell-properties fo:padding="0.097cm" fo:border-left="0.002cm solid #000000" fo:border-right="0.002cm solid #000000" fo:border-top="none" fo:border-bottom="0.002cm solid #000000"/>
    </style:style>
    <style:style style:name="Tabela2" style:family="table">
      <style:table-properties style:width="15cm" table:align="margins" style:writing-mode="lr-tb"/>
    </style:style>
    <style:style style:name="Tabela2.A" style:family="table-column">
      <style:table-column-properties style:column-width="0.815cm" style:rel-column-width="3560*"/>
    </style:style>
    <style:style style:name="Tabela2.B" style:family="table-column">
      <style:table-column-properties style:column-width="2.648cm" style:rel-column-width="11567*"/>
    </style:style>
    <style:style style:name="Tabela2.C" style:family="table-column">
      <style:table-column-properties style:column-width="11.538cm" style:rel-column-width="50408*"/>
    </style:style>
    <style:style style:name="Tabela2.A1" style:family="table-cell">
      <style:table-cell-properties fo:padding="0.097cm" fo:border-left="0.002cm solid #000000" fo:border-right="none" fo:border-top="0.002cm solid #000000" fo:border-bottom="0.002cm solid #000000"/>
    </style:style>
    <style:style style:name="Tabela2.C1" style:family="table-cell">
      <style:table-cell-properties fo:padding="0.097cm" fo:border="0.002cm solid #000000"/>
    </style:style>
    <style:style style:name="Tabela2.A2" style:family="table-cell">
      <style:table-cell-properties fo:padding="0.097cm" fo:border-left="0.002cm solid #000000" fo:border-right="none" fo:border-top="none" fo:border-bottom="0.002cm solid #000000"/>
    </style:style>
    <style:style style:name="Tabela2.C2" style:family="table-cell">
      <style:table-cell-properties fo:padding="0.097cm" fo:border-left="0.002cm solid #000000" fo:border-right="0.002cm solid #000000" fo:border-top="none" fo:border-bottom="0.002cm solid #000000"/>
    </style:style>
    <style:style style:name="Tabela5" style:family="table">
      <style:table-properties style:width="15cm" table:align="margins" style:writing-mode="lr-tb"/>
    </style:style>
    <style:style style:name="Tabela5.A" style:family="table-column">
      <style:table-column-properties style:column-width="0.817cm" style:rel-column-width="3568*"/>
    </style:style>
    <style:style style:name="Tabela5.B" style:family="table-column">
      <style:table-column-properties style:column-width="2.535cm" style:rel-column-width="11074*"/>
    </style:style>
    <style:style style:name="Tabela5.C" style:family="table-column">
      <style:table-column-properties style:column-width="11.649cm" style:rel-column-width="50893*"/>
    </style:style>
    <style:style style:name="Tabela5.A1" style:family="table-cell">
      <style:table-cell-properties fo:padding="0.097cm" fo:border-left="0.002cm solid #000000" fo:border-right="none" fo:border-top="0.002cm solid #000000" fo:border-bottom="0.002cm solid #000000"/>
    </style:style>
    <style:style style:name="Tabela5.C1" style:family="table-cell">
      <style:table-cell-properties fo:padding="0.097cm" fo:border="0.002cm solid #000000"/>
    </style:style>
    <style:style style:name="Tabela5.A2" style:family="table-cell">
      <style:table-cell-properties fo:padding="0.097cm" fo:border-left="0.002cm solid #000000" fo:border-right="none" fo:border-top="none" fo:border-bottom="0.002cm solid #000000"/>
    </style:style>
    <style:style style:name="Tabela5.C2" style:family="table-cell">
      <style:table-cell-properties fo:padding="0.097cm" fo:border-left="0.002cm solid #000000" fo:border-right="0.002cm solid #000000" fo:border-top="none" fo:border-bottom="0.002cm solid #000000"/>
    </style:style>
    <style:style style:name="Tabela3" style:family="table">
      <style:table-properties style:width="15cm" table:align="margins" style:writing-mode="lr-tb"/>
    </style:style>
    <style:style style:name="Tabela3.A" style:family="table-column">
      <style:table-column-properties style:column-width="0.861cm" style:rel-column-width="3760*"/>
    </style:style>
    <style:style style:name="Tabela3.B" style:family="table-column">
      <style:table-column-properties style:column-width="2.91cm" style:rel-column-width="12715*"/>
    </style:style>
    <style:style style:name="Tabela3.C" style:family="table-column">
      <style:table-column-properties style:column-width="11.229cm" style:rel-column-width="49060*"/>
    </style:style>
    <style:style style:name="Tabela3.A1" style:family="table-cell">
      <style:table-cell-properties fo:padding="0.097cm" fo:border-left="0.002cm solid #000000" fo:border-right="none" fo:border-top="0.002cm solid #000000" fo:border-bottom="0.002cm solid #000000"/>
    </style:style>
    <style:style style:name="Tabela3.C1" style:family="table-cell">
      <style:table-cell-properties fo:padding="0.097cm" fo:border="0.002cm solid #000000"/>
    </style:style>
    <style:style style:name="Tabela3.A2" style:family="table-cell">
      <style:table-cell-properties fo:padding="0.097cm" fo:border-left="0.002cm solid #000000" fo:border-right="none" fo:border-top="none" fo:border-bottom="0.002cm solid #000000"/>
    </style:style>
    <style:style style:name="Tabela3.C2" style:family="table-cell">
      <style:table-cell-properties fo:padding="0.097cm" fo:border-left="0.002cm solid #000000" fo:border-right="0.002cm solid #000000" fo:border-top="none" fo:border-bottom="0.002cm solid #000000"/>
    </style:style>
    <style:style style:name="Tabela7" style:family="table">
      <style:table-properties style:width="20.264cm" fo:margin-left="-2.559cm" fo:margin-right="-2.704cm" table:align="margins" style:writing-mode="lr-tb"/>
    </style:style>
    <style:style style:name="Tabela7.A" style:family="table-column">
      <style:table-column-properties style:column-width="0.838cm" style:rel-column-width="2709*"/>
    </style:style>
    <style:style style:name="Tabela7.B" style:family="table-column">
      <style:table-column-properties style:column-width="7.255cm" style:rel-column-width="23463*"/>
    </style:style>
    <style:style style:name="Tabela7.C" style:family="table-column">
      <style:table-column-properties style:column-width="7.562cm" style:rel-column-width="24455*"/>
    </style:style>
    <style:style style:name="Tabela7.D" style:family="table-column">
      <style:table-column-properties style:column-width="4.609cm" style:rel-column-width="14908*"/>
    </style:style>
    <style:style style:name="Tabela7.A1" style:family="table-cell">
      <style:table-cell-properties fo:padding="0.097cm" fo:border-left="0.002cm solid #000000" fo:border-right="none" fo:border-top="0.002cm solid #000000" fo:border-bottom="0.002cm solid #000000"/>
    </style:style>
    <style:style style:name="Tabela7.D1" style:family="table-cell">
      <style:table-cell-properties fo:padding="0.097cm" fo:border="0.002cm solid #000000"/>
    </style:style>
    <style:style style:name="Tabela7.A2" style:family="table-cell">
      <style:table-cell-properties fo:padding="0.097cm" fo:border-left="0.002cm solid #000000" fo:border-right="none" fo:border-top="none" fo:border-bottom="0.002cm solid #000000"/>
    </style:style>
    <style:style style:name="Tabela7.D2" style:family="table-cell">
      <style:table-cell-properties fo:padding="0.097cm" fo:border-left="0.002cm solid #000000" fo:border-right="0.002cm solid #000000" fo:border-top="none" fo:border-bottom="0.002cm solid #000000"/>
    </style:style>
    <style:style style:name="Tabela8" style:family="table">
      <style:table-properties style:width="20.219cm" fo:margin-left="-2.515cm" fo:margin-right="-2.704cm" table:align="margins" style:writing-mode="lr-tb"/>
    </style:style>
    <style:style style:name="Tabela8.A" style:family="table-column">
      <style:table-column-properties style:column-width="0.817cm" style:rel-column-width="463*"/>
    </style:style>
    <style:style style:name="Tabela8.B" style:family="table-column">
      <style:table-column-properties style:column-width="5.38cm" style:rel-column-width="3050*"/>
    </style:style>
    <style:style style:name="Tabela8.C" style:family="table-column">
      <style:table-column-properties style:column-width="7.606cm" style:rel-column-width="4312*"/>
    </style:style>
    <style:style style:name="Tabela8.D" style:family="table-column">
      <style:table-column-properties style:column-width="6.417cm" style:rel-column-width="3638*"/>
    </style:style>
    <style:style style:name="Tabela8.A1" style:family="table-cell">
      <style:table-cell-properties fo:padding="0.097cm" fo:border-left="0.002cm solid #000000" fo:border-right="none" fo:border-top="0.002cm solid #000000" fo:border-bottom="0.002cm solid #000000"/>
    </style:style>
    <style:style style:name="Tabela8.D1" style:family="table-cell">
      <style:table-cell-properties fo:padding="0.097cm" fo:border="0.002cm solid #000000"/>
    </style:style>
    <style:style style:name="Tabela8.A2" style:family="table-cell">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Tabela9" style:family="table">
      <style:table-properties style:width="15cm" table:align="margins" style:writing-mode="lr-tb"/>
    </style:style>
    <style:style style:name="Tabela9.A" style:family="table-column">
      <style:table-column-properties style:column-width="0.861cm" style:rel-column-width="3760*"/>
    </style:style>
    <style:style style:name="Tabela9.B" style:family="table-column">
      <style:table-column-properties style:column-width="2.91cm" style:rel-column-width="12715*"/>
    </style:style>
    <style:style style:name="Tabela9.C" style:family="table-column">
      <style:table-column-properties style:column-width="11.229cm" style:rel-column-width="49060*"/>
    </style:style>
    <style:style style:name="Tabela9.A1" style:family="table-cell">
      <style:table-cell-properties fo:padding="0.097cm" fo:border-left="0.002cm solid #000000" fo:border-right="none" fo:border-top="0.002cm solid #000000" fo:border-bottom="0.002cm solid #000000"/>
    </style:style>
    <style:style style:name="Tabela9.C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C2" style:family="table-cell">
      <style:table-cell-properties fo:padding="0.097cm" fo:border-left="0.002cm solid #000000" fo:border-right="0.002cm solid #000000" fo:border-top="none" fo:border-bottom="0.002cm solid #000000"/>
    </style:style>
    <style:style style:name="P1"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ab-stops>
          <style:tab-stop style:position="14.631cm"/>
        </style:tab-stops>
      </style:paragraph-properties>
      <style:text-properties fo:hyphenate="false" fo:hyphenation-remain-char-count="2" fo:hyphenation-push-char-count="2"/>
    </style:style>
    <style:style style:name="P3"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4"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5" style:family="paragraph" style:parent-style-name="SBC_3a_paragraph">
      <style:paragraph-properties fo:hyphenation-ladder-count="no-limit" style:writing-mode="lr-tb"/>
      <style:text-properties fo:hyphenate="false" fo:hyphenation-remain-char-count="2" fo:hyphenation-push-char-count="2"/>
    </style:style>
    <style:style style:name="P6" style:family="paragraph" style:parent-style-name="SBC_3a_caption">
      <style:paragraph-properties fo:hyphenation-ladder-count="no-limit" style:writing-mode="lr-tb"/>
      <style:text-properties fo:hyphenate="false" fo:hyphenation-remain-char-count="2" fo:hyphenation-push-char-count="2"/>
    </style:style>
    <style:style style:name="P7" style:family="paragraph" style:parent-style-name="SBC_3a_reference">
      <style:paragraph-properties fo:orphans="0" fo:widows="0" fo:hyphenation-ladder-count="no-limit" style:writing-mode="lr-tb"/>
      <style:text-properties fo:hyphenate="false" fo:hyphenation-remain-char-count="2" fo:hyphenation-push-char-count="2"/>
    </style:style>
    <style:style style:name="P8" style:family="paragraph" style:parent-style-name="SBC_3a_reference">
      <style:paragraph-properties fo:orphans="0" fo:widows="0" fo:hyphenation-ladder-count="no-limit" style:writing-mode="lr-tb"/>
      <style:text-properties style:font-name="Times" fo:font-size="12pt" style:font-name-asian="Times New Roman1" style:font-size-asian="12pt" style:font-name-complex="Times New Roman1" style:font-size-complex="10pt" fo:hyphenate="false" fo:hyphenation-remain-char-count="2" fo:hyphenation-push-char-count="2"/>
    </style:style>
    <style:style style:name="P9" style:family="paragraph" style:parent-style-name="Text_20_body">
      <style:text-properties fo:font-variant="normal" fo:text-transform="none" fo:color="#444444" style:font-name="Verdana" fo:font-size="9pt" fo:letter-spacing="normal" fo:font-style="normal" fo:font-weight="normal"/>
    </style:style>
    <style:style style:name="P10"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1"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bold" style:font-weight-asian="bold" style:font-weight-complex="bold"/>
    </style:style>
    <style:style style:name="P12" style:family="paragraph" style:parent-style-name="SBC_3a_resumo">
      <style:paragraph-properties fo:margin-left="0cm" fo:margin-right="0cm" fo:margin-top="0cm" fo:margin-bottom="0.132cm" style:line-height-at-least="0.476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3" style:family="paragraph" style:parent-style-name="SBC_3a_paragraph">
      <style:paragraph-properties fo:margin-left="0cm" fo:margin-right="0cm" fo:text-align="justify" style:justify-single-word="false" fo:text-indent="0cm" style:auto-text-indent="false"/>
    </style:style>
    <style:style style:name="P14" style:family="paragraph" style:parent-style-name="SBC_3a_paragraph">
      <style:paragraph-properties fo:margin-left="0cm" fo:margin-right="0cm" fo:text-indent="0cm" style:auto-text-indent="false">
        <style:tab-stops>
          <style:tab-stop style:position="14.631cm"/>
        </style:tab-stops>
      </style:paragraph-properties>
    </style:style>
    <style:style style:name="P15" style:family="paragraph" style:parent-style-name="SBC_3a_paragraph">
      <style:paragraph-properties fo:margin-left="0cm" fo:margin-right="0cm" fo:text-indent="0cm" style:auto-text-indent="false"/>
      <style:text-properties style:use-window-font-color="true" style:font-name="Times" style:font-name-asian="Times New Roman1" style:font-size-asian="12pt" style:font-name-complex="Times New Roman1" style:font-size-complex="10pt"/>
    </style:style>
    <style:style style:name="P16" style:family="paragraph" style:parent-style-name="SBC_3a_paragraph">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17" style:family="paragraph" style:parent-style-name="SBC_3a_paragraph">
      <style:paragraph-properties fo:margin-left="0cm" fo:margin-right="0cm" fo:hyphenation-ladder-count="no-limit" fo:text-indent="0cm" style:auto-text-indent="false" style:writing-mode="lr-tb"/>
      <style:text-properties fo:hyphenate="false" fo:hyphenation-remain-char-count="2" fo:hyphenation-push-char-count="2"/>
    </style:style>
    <style:style style:name="P18" style:family="paragraph" style:parent-style-name="SBC_3a_paragraph">
      <style:paragraph-properties fo:margin-left="0cm" fo:margin-right="0cm" fo:orphans="0" fo:widows="0" fo:hyphenation-ladder-count="no-limit" fo:text-indent="0cm" style:auto-text-indent="false" style:writing-mode="lr-tb"/>
      <style:text-properties fo:hyphenate="false" fo:hyphenation-remain-char-count="2" fo:hyphenation-push-char-count="2"/>
    </style:style>
    <style:style style:name="P19" style:family="paragraph" style:parent-style-name="Standard">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20" style:family="paragraph" style:parent-style-name="SBC_3a_reference">
      <style:paragraph-properties fo:text-align="start" style:justify-single-word="false"/>
    </style:style>
    <style:style style:name="P21" style:family="paragraph" style:parent-style-name="SBC_3a_paragraph_3a_first">
      <style:text-properties style:use-window-font-color="true" style:font-name="Times" style:font-name-asian="Times New Roman1" style:font-size-asian="12pt" style:font-name-complex="Times New Roman1" style:font-size-complex="10pt"/>
    </style:style>
    <style:style style:name="P22" style:family="paragraph" style:parent-style-name="SBC_3a_reference">
      <style:paragraph-properties fo:margin-left="0.499cm" fo:margin-right="0cm" fo:orphans="0" fo:widows="0" fo:hyphenation-ladder-count="no-limit" fo:text-indent="-0.499cm" style:auto-text-indent="false" style:writing-mode="lr-tb"/>
      <style:text-properties style:font-name="Times" fo:font-size="12pt" style:font-name-asian="Times New Roman1" style:font-size-asian="12pt" style:font-name-complex="Times New Roman1" style:font-size-complex="10pt" fo:hyphenate="false" fo:hyphenation-remain-char-count="2" fo:hyphenation-push-char-count="2"/>
    </style:style>
    <style:style style:name="P23" style:family="paragraph" style:parent-style-name="SBC_3a_paragraph">
      <style:text-properties style:use-window-font-color="true" style:font-name="Times" style:font-name-asian="Times New Roman1" style:font-size-asian="12pt" style:font-name-complex="Times New Roman1" style:font-size-complex="10pt"/>
    </style:style>
    <style:style style:name="P24" style:family="paragraph" style:parent-style-name="SBC_3a_paragraph">
      <style:paragraph-properties>
        <style:tab-stops>
          <style:tab-stop style:position="14.631cm"/>
        </style:tab-stops>
      </style:paragraph-properties>
      <style:text-properties style:use-window-font-color="true" style:font-name="Times" style:font-name-asian="Times New Roman1" style:font-size-asian="12pt" style:font-name-complex="Times New Roman1" style:font-size-complex="10pt"/>
    </style:style>
    <style:style style:name="P25" style:family="paragraph" style:parent-style-name="SBC_3a_paragraph">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26" style:family="paragraph" style:parent-style-name="SBC_3a_paragraph">
      <style:paragraph-properties>
        <style:tab-stops>
          <style:tab-stop style:position="14.631cm"/>
        </style:tab-stops>
      </style:paragraph-properties>
    </style:style>
    <style:style style:name="P27" style:family="paragraph" style:parent-style-name="Table_20_Contents">
      <style:paragraph-properties fo:text-align="justify" style:justify-single-word="false"/>
    </style:style>
    <style:style style:name="P28"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30"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31" style:family="paragraph" style:parent-style-name="Table_20_Contents">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32" style:family="paragraph" style:parent-style-name="Table_20_Contents">
      <style:paragraph-properties fo:text-align="start" style:justify-single-word="false"/>
      <style:text-properties fo:font-size="11pt" fo:font-weight="normal" style:font-size-asian="11pt" style:font-weight-asian="normal" style:font-size-complex="11pt" style:font-weight-complex="normal"/>
    </style:style>
    <style:style style:name="P33" style:family="paragraph" style:parent-style-name="Table_20_Contents">
      <style:paragraph-properties fo:text-align="start"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35" style:family="paragraph" style:parent-style-name="Standard">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36" style:family="paragraph" style:parent-style-name="Standard">
      <style:paragraph-properties fo:text-align="start" style:justify-single-word="false"/>
      <style:text-properties fo:font-size="10pt" fo:font-weight="normal" style:font-size-asian="10pt" style:font-weight-asian="normal" style:font-size-complex="10pt" style:font-weight-complex="normal"/>
    </style:style>
    <style:style style:name="P37" style:family="paragraph" style:parent-style-name="Standard">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38" style:family="paragraph" style:parent-style-name="Text_20_body" style:master-page-name="Standard">
      <style:paragraph-properties style:page-number="auto"/>
      <style:text-properties fo:font-variant="normal" fo:text-transform="none" fo:color="#444444" style:font-name="Verdana" fo:font-size="9pt" fo:letter-spacing="normal" fo:font-style="normal" fo:font-weight="bold" style:font-weight-asian="bold" style:font-weight-complex="bold"/>
    </style:style>
    <style:style style:name="P39"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40" style:family="paragraph" style:parent-style-name="Table_20_Contents">
      <style:paragraph-properties fo:text-align="justify" style:justify-single-word="false"/>
      <style:text-properties fo:font-size="10pt" fo:font-weight="normal" style:font-size-asian="10pt" style:font-weight-asian="normal" style:font-size-complex="10pt" style:font-weight-complex="normal"/>
    </style:style>
    <style:style style:name="P41"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42"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43"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44" style:family="paragraph" style:parent-style-name="Table_20_Contents">
      <style:paragraph-properties fo:text-align="start" style:justify-single-word="false"/>
      <style:text-properties fo:font-size="11pt" fo:font-weight="bold" style:font-size-asian="11pt" style:font-weight-asian="bold" style:font-size-complex="11pt" style:font-weight-complex="bold"/>
    </style:style>
    <style:style style:name="P45" style:family="paragraph" style:parent-style-name="Table_20_Contents">
      <style:paragraph-properties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46" style:family="paragraph" style:parent-style-name="Table_20_Contents">
      <style:paragraph-properties fo:text-align="start"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47" style:family="paragraph" style:parent-style-name="Table_20_Contents">
      <style:paragraph-properties fo:text-align="justify" style:justify-single-word="false"/>
    </style:style>
    <style:style style:name="P48" style:family="paragraph" style:parent-style-name="SBC_3a_paragraph" style:list-style-name="L1"/>
    <style:style style:name="P49" style:family="paragraph" style:parent-style-name="SBC_3a_paragraph" style:list-style-name="L3"/>
    <style:style style:name="P50" style:family="paragraph" style:parent-style-name="SBC_3a_paragraph" style:list-style-name="L4">
      <style:paragraph-properties fo:text-align="justify" style:justify-single-word="false"/>
    </style:style>
    <style:style style:name="P51" style:family="paragraph" style:parent-style-name="SBC_3a_paragraph" style:list-style-name="L6"/>
    <style:style style:name="P52" style:family="paragraph" style:parent-style-name="SBC_3a_paragraph" style:list-style-name="L6">
      <style:text-properties fo:font-style="italic" style:font-style-asian="italic" style:font-style-complex="italic"/>
    </style:style>
    <style:style style:name="P53" style:family="paragraph" style:parent-style-name="SBC_3a_paragraph" style:list-style-name="L6">
      <style:paragraph-properties fo:text-align="start" style:justify-single-word="false"/>
      <style:text-properties fo:font-style="italic" style:font-style-asian="italic" style:font-style-complex="italic"/>
    </style:style>
    <style:style style:name="P54" style:family="paragraph" style:parent-style-name="SBC_3a_paragraph" style:list-style-name="L6">
      <style:paragraph-properties fo:text-align="start" style:justify-single-word="false"/>
      <style:text-properties style:use-window-font-color="true" style:font-name="Times" fo:font-size="12pt" fo:font-style="normal" style:font-name-asian="Times New Roman1" style:font-size-asian="12pt" style:font-style-asian="normal" style:font-name-complex="Times New Roman1" style:font-size-complex="12pt" style:font-style-complex="normal"/>
    </style:style>
    <style:style style:name="P55" style:family="paragraph" style:parent-style-name="SBC_3a_paragraph">
      <style:paragraph-properties fo:text-align="center" style:justify-single-word="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56" style:family="paragraph" style:parent-style-name="SBC_3a_paragraph" style:list-style-name="L6">
      <style:paragraph-properties fo:text-align="start" style:justify-single-word="false"/>
      <style:text-properties fo:font-style="normal" style:font-style-asian="normal" style:font-style-complex="normal"/>
    </style:style>
    <style:style style:name="P57" style:family="paragraph" style:parent-style-name="SBC_3a_paragraph" style:list-style-name="L7"/>
    <style:style style:name="P58" style:family="paragraph" style:parent-style-name="SBC_3a_paragraph">
      <style:paragraph-properties fo:margin-left="0cm" fo:margin-right="0cm" fo:text-indent="0cm" style:auto-text-indent="false"/>
    </style:style>
    <style:style style:name="P59" style:family="paragraph" style:parent-style-name="SBC_3a_paragraph">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60" style:family="paragraph" style:parent-style-name="SBC_3a_paragraph" style:list-style-name="L8">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61" style:family="paragraph" style:parent-style-name="SBC_3a_paragraph" style:list-style-name="L9">
      <style:paragraph-properties fo:margin-left="0cm" fo:margin-right="0cm"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62" style:family="paragraph" style:parent-style-name="SBC_3a_paragraph">
      <style:paragraph-properties fo:margin-left="0cm" fo:margin-right="0cm" fo:text-align="center" style:justify-single-word="false" fo:text-indent="0cm" style:auto-text-indent="false"/>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P63" style:family="paragraph" style:parent-style-name="SBC_3a_title_3a_2">
      <style:paragraph-properties fo:text-align="justify" style:justify-single-word="false"/>
    </style:style>
    <style:style style:name="P64" style:family="paragraph" style:parent-style-name="SBC_3a_title_3a_2">
      <style:paragraph-properties fo:margin-left="0cm" fo:margin-right="0cm" fo:text-indent="0cm" style:auto-text-indent="false"/>
      <style:text-properties style:use-window-font-color="true" style:font-name="Times" style:font-name-asian="Times New Roman1" style:font-size-asian="12pt" style:font-name-complex="Times New Roman1" style:font-size-complex="10pt"/>
    </style:style>
    <style:style style:name="P65"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66"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67" style:family="paragraph" style:parent-style-name="SBC_3a_paragraph_3a_first" style:list-style-name="L5" style:master-page-name="">
      <style:paragraph-properties fo:text-align="justify" style:justify-single-word="false" fo:orphans="0" fo:widows="0" fo:hyphenation-ladder-count="no-limit" style:page-number="auto" style:writing-mode="lr-tb">
        <style:tab-stops>
          <style:tab-stop style:position="14.631cm"/>
        </style:tab-stops>
      </style:paragraph-properties>
      <style:text-properties fo:hyphenate="false" fo:hyphenation-remain-char-count="2" fo:hyphenation-push-char-count="2"/>
    </style:style>
    <style:style style:name="P68"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style:font-name="Times" fo:font-size="12pt" fo:language="pt" fo:country="BR" style:font-name-asian="Times New Roman1" style:font-size-asian="12pt" style:font-name-complex="Times New Roman1" style:font-size-complex="10pt"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fo:color="#000000" style:font-name="Times" fo:font-size="12pt" fo:language="pt" fo:country="BR" fo:font-weight="normal" style:font-name-asian="Times New Roman1" style:font-size-asian="12pt" style:language-asian="pt" style:country-asian="BR" style:font-name-complex="Times New Roman1" style:font-size-complex="10pt"/>
    </style:style>
    <style:style style:name="T5" style:family="text">
      <style:text-properties fo:color="#000000"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style>
    <style:style style:name="T6" style:family="text">
      <style:text-properties fo:color="#000000" style:text-position="0% 100%" style:font-name="Segoe Print" fo:font-size="12pt" fo:language="pt" fo:country="BR" fo:font-weight="normal" style:font-name-asian="Times New Roman1" style:font-size-asian="12pt" style:language-asian="pt" style:country-asian="BR" style:font-name-complex="Times New Roman1" style:font-size-complex="12pt"/>
    </style:style>
    <style:style style:name="T7" style:family="text">
      <style:text-properties style:use-window-font-color="true"/>
    </style:style>
    <style:style style:name="T8" style:family="text">
      <style:text-properties style:use-window-font-color="true" style:font-name="Times" style:font-name-asian="Times New Roman1" style:font-size-asian="12pt" style:font-name-complex="Times New Roman1" style:font-size-complex="10pt"/>
    </style:style>
    <style:style style:name="T9" style:family="text">
      <style:text-properties style:use-window-font-color="true" style:font-name="Times" fo:font-style="italic" style:font-name-asian="Times New Roman1" style:font-size-asian="12pt" style:font-style-asian="italic" style:font-name-complex="Times New Roman1" style:font-size-complex="10pt" style:font-style-complex="italic"/>
    </style:style>
    <style:style style:name="T10" style:family="text">
      <style:text-properties style:use-window-font-color="true" style:font-name="Times" fo:font-style="normal" style:font-name-asian="Times New Roman1" style:font-size-asian="12pt" style:font-style-asian="normal" style:font-name-complex="Times New Roman1" style:font-size-complex="10pt" style:font-style-complex="normal"/>
    </style:style>
    <style:style style:name="T11" style:family="text">
      <style:text-properties style:use-window-font-color="true" style:font-name="Times" fo:font-size="10pt" fo:font-style="normal" style:font-name-asian="Times New Roman1" style:font-size-asian="12pt" style:font-style-asian="normal" style:font-name-complex="Times New Roman1" style:font-size-complex="10pt" style:font-style-complex="normal"/>
    </style:style>
    <style:style style:name="T12" style:family="text">
      <style:text-properties style:use-window-font-color="true" style:font-name="Times" fo:font-size="12pt" fo:font-style="normal" style:font-name-asian="Times New Roman1" style:font-size-asian="12pt" style:font-style-asian="normal" style:font-name-complex="Times New Roman1" style:font-size-complex="12pt" style:font-style-complex="normal"/>
    </style:style>
    <style:style style:name="T13" style:family="text">
      <style:text-properties style:use-window-font-color="true"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T14" style:family="text">
      <style:text-properties style:use-window-font-color="true" style:font-name="Times" fo:font-size="12pt" fo:font-style="normal" fo:font-weight="normal" style:font-name-asian="Times New Roman1" style:font-size-asian="12pt" style:font-style-asian="normal" style:font-weight-asian="normal" style:font-name-complex="Times New Roman1" style:font-size-complex="10pt" style:font-style-complex="normal" style:font-weight-complex="normal"/>
    </style:style>
    <style:style style:name="T15" style:family="text">
      <style:text-properties style:use-window-font-color="true" style:font-name="Times" fo:font-size="12pt" style:font-name-asian="Times New Roman1" style:font-size-asian="12pt" style:font-name-complex="Times New Roman1" style:font-size-complex="12pt"/>
    </style:style>
    <style:style style:name="T16" style:family="text">
      <style:text-properties style:use-window-font-color="true" style:font-name="Times" fo:font-size="12pt" fo:font-style="italic" fo:font-weight="bold" style:font-name-asian="CMSY10" style:font-size-asian="12pt" style:font-style-asian="italic" style:font-weight-asian="bold" style:font-name-complex="Times New Roman1" style:font-size-complex="12pt" style:font-style-complex="italic" style:font-weight-complex="bold"/>
    </style:style>
    <style:style style:name="T17" style:family="text">
      <style:text-properties style:use-window-font-color="true" style:font-name="Times" fo:font-size="12pt" fo:font-style="italic" fo:font-weight="normal" style:font-name-asian="CMSY10" style:font-size-asian="12pt" style:font-style-asian="italic" style:font-weight-asian="normal" style:font-name-complex="Times New Roman1" style:font-size-complex="12pt" style:font-style-complex="italic" style:font-weight-complex="normal"/>
    </style:style>
    <style:style style:name="T18" style:family="text">
      <style:text-properties style:use-window-font-color="true" style:font-name="Times" fo:font-size="12pt" style:font-name-asian="CMSY10" style:font-size-asian="12pt" style:font-name-complex="Times New Roman1" style:font-size-complex="12pt"/>
    </style:style>
    <style:style style:name="T19" style:family="text">
      <style:text-properties style:use-window-font-color="true" style:text-position="sub 58%" style:font-name="Times" style:font-name-asian="Times New Roman1" style:font-size-asian="12pt" style:font-name-complex="Times New Roman1" style:font-size-complex="10pt"/>
    </style:style>
    <style:style style:name="T20" style:family="text">
      <style:text-properties style:use-window-font-color="true" style:text-position="sub 58%" style:font-name="Times" fo:font-style="normal" style:font-name-asian="Times New Roman1" style:font-size-asian="12pt" style:font-style-asian="normal" style:font-name-complex="Times New Roman1" style:font-size-complex="10pt" style:font-style-complex="normal"/>
    </style:style>
    <style:style style:name="T21" style:family="text">
      <style:text-properties style:use-window-font-color="true" style:text-position="sub 58%" style:font-name="Times" fo:font-size="12pt" fo:font-style="normal" style:font-name-asian="Times New Roman1" style:font-size-asian="12pt" style:font-style-asian="normal" style:font-name-complex="Times New Roman1" style:font-size-complex="10pt" style:font-style-complex="normal"/>
    </style:style>
    <style:style style:name="T22" style:family="text">
      <style:text-properties style:use-window-font-color="true" style:text-position="sub 58%" style:font-name="Times" fo:font-size="12pt" fo:font-style="normal" fo:font-weight="normal" style:font-name-asian="Times New Roman1" style:font-size-asian="12pt" style:font-style-asian="normal" style:font-weight-asian="normal" style:font-name-complex="Times New Roman1" style:font-size-complex="10pt" style:font-style-complex="normal" style:font-weight-complex="normal"/>
    </style:style>
    <style:style style:name="T23" style:family="text">
      <style:text-properties style:use-window-font-color="true" style:text-position="sub 58%" style:font-name="Times"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T24" style:family="text">
      <style:text-properties style:use-window-font-color="true" style:text-position="0% 100%" style:font-name="Times" style:font-name-asian="Times New Roman1" style:font-size-asian="12pt" style:font-name-complex="Times New Roman1" style:font-size-complex="10pt"/>
    </style:style>
    <style:style style:name="T25" style:family="text">
      <style:text-properties style:use-window-font-color="true" style:text-position="0% 100%" style:font-name="Times" fo:font-style="italic" style:font-name-asian="Times New Roman1" style:font-size-asian="12pt" style:font-style-asian="italic" style:font-name-complex="Times New Roman1" style:font-size-complex="10pt" style:font-style-complex="italic"/>
    </style:style>
    <style:style style:name="T26" style:family="text">
      <style:text-properties style:use-window-font-color="true" style:text-position="0% 100%" style:font-name="Times" fo:font-style="normal" style:font-name-asian="Times New Roman1" style:font-size-asian="12pt" style:font-style-asian="normal" style:font-name-complex="Times New Roman1" style:font-size-complex="10pt" style:font-style-complex="normal"/>
    </style:style>
    <style:style style:name="T27" style:family="text">
      <style:text-properties style:use-window-font-color="true" style:font-name="Tahoma" fo:font-size="12pt" fo:font-style="normal" fo:font-weight="normal" style:font-name-asian="CMSY10" style:font-size-asian="12pt" style:font-style-asian="normal" style:font-weight-asian="normal" style:font-name-complex="Times New Roman1" style:font-size-complex="12pt" style:font-style-complex="normal" style:font-weight-complex="normal"/>
    </style:style>
    <style:style style:name="T28" style:family="text">
      <style:text-properties style:use-window-font-color="true" style:font-name="Tahoma" fo:font-size="10pt" fo:font-style="italic" fo:font-weight="normal" style:font-name-asian="CMSY10" style:font-size-asian="10pt" style:font-style-asian="italic" style:font-weight-asian="normal" style:font-name-complex="Times New Roman1" style:font-size-complex="10pt" style:font-style-complex="italic" style:font-weight-complex="normal"/>
    </style:style>
    <style:style style:name="T29" style:family="text">
      <style:text-properties fo:font-style="italic" style:font-style-asian="italic"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fo:font-style="normal"/>
    </style:style>
    <style:style style:name="T32" style:family="text">
      <style:text-properties fo:font-style="normal" style:font-style-asian="normal" style:font-style-complex="normal"/>
    </style:style>
    <style:style style:name="T33" style:family="text">
      <style:text-properties style:font-name="Times"/>
    </style:style>
    <style:style style:name="T34" style:family="text">
      <style:text-properties style:font-name="Times" fo:font-size="12pt" style:font-name-asian="Times New Roman1" style:font-size-asian="12pt" style:font-name-complex="Times New Roman1" style:font-size-complex="10pt"/>
    </style:style>
    <style:style style:name="T35" style:family="text">
      <style:text-properties style:text-position="sub 58%"/>
    </style:style>
    <style:style style:name="T36" style:family="text">
      <style:text-properties style:text-position="sub 58%" style:font-name="Segoe UI" style:font-name-asian="Times New Roman1" style:font-name-complex="Times New Roman1"/>
    </style:style>
    <style:style style:name="T37" style:family="text">
      <style:text-properties style:text-position="sub 58%" style:font-name="Times"/>
    </style:style>
    <style:style style:name="T38" style:family="text">
      <style:text-properties style:text-position="sub 58%" fo:font-style="normal" style:font-style-asian="normal" style:font-style-complex="normal"/>
    </style:style>
    <style:style style:name="T39" style:family="text">
      <style:text-properties style:text-position="sub 58%" fo:font-size="10pt" style:font-size-asian="10pt" style:font-size-complex="10pt"/>
    </style:style>
    <style:style style:name="T40" style:family="text">
      <style:text-properties style:text-position="0% 100%"/>
    </style:style>
    <style:style style:name="T41" style:family="text">
      <style:text-properties style:font-name="Times New Roman" style:font-name-asian="Times New Roman1" style:font-name-complex="Times New Roman1"/>
    </style:style>
    <style:style style:name="T42" style:family="text">
      <style:text-properties style:font-name="Segoe UI" style:font-name-asian="Times New Roman1" style:font-name-complex="Times New Roman1"/>
    </style:style>
    <style:style style:name="T43" style:family="text">
      <style:text-properties style:font-name="CMSY10" fo:font-size="12pt" style:font-name-asian="CMSY10" style:font-name-complex="CMSY10" style:font-size-complex="12pt"/>
    </style:style>
    <style:style style:name="T44" style:family="text">
      <style:text-properties style:font-name="Segoe UI1" fo:font-size="12pt" style:font-name-asian="CMSY10" style:font-name-complex="CMSY10" style:font-size-complex="12pt"/>
    </style:style>
    <style:style style:name="T45" style:family="text">
      <style:text-properties style:font-name="Times New Roman1" fo:font-size="12pt" style:font-name-asian="CMSY10" style:font-name-complex="CMSY10" style:font-size-complex="12pt"/>
    </style:style>
    <style:style style:name="T46" style:family="text">
      <style:text-properties fo:font-size="10pt" style:font-size-asian="10pt" style:font-size-complex="10pt"/>
    </style:style>
    <style:style style:name="T47" style:family="text">
      <style:text-properties fo:font-size="12pt"/>
    </style:style>
    <style:style style:name="T48" style:family="text">
      <style:text-properties fo:font-weight="normal"/>
    </style:style>
    <style:style style:name="T49" style:family="text">
      <style:text-properties style:font-name-asian="CMSY10"/>
    </style:style>
    <style:style style:name="T50" style:family="text">
      <style:text-properties style:font-style-asian="normal"/>
    </style:style>
    <style:style style:name="T51" style:family="text">
      <style:text-properties style:font-weight-asian="normal"/>
    </style:style>
    <style:style style:name="T52" style:family="text">
      <style:text-properties style:font-size-complex="12pt"/>
    </style:style>
    <style:style style:name="T53" style:family="text">
      <style:text-properties style:font-style-complex="normal"/>
    </style:style>
    <style:style style:name="T54" style:family="text">
      <style:text-properties style:font-weight-complex="normal"/>
    </style:style>
    <style:style style:name="T55" style:family="text">
      <style:text-properties style:font-size-asian="12pt"/>
    </style:style>
    <style:style style:name="T56" style:family="text">
      <style:text-properties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616cm" fo:text-indent="-0.635cm" fo:margin-left="0.61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Título: </text:p>
      <text:p text:style-name="P9">Uma Ferramenta para suportar a publicação de visões RDF de dados relacionais</text:p>
      <text:p text:style-name="P11">Nome do Aluno: </text:p>
      <text:p text:style-name="P10">Luís Eufrasio Teixeira Neto</text:p>
      <text:p text:style-name="P10"><text:span text:style-name="T2">Nome da Orientadora:</text:span> </text:p>
      <text:p text:style-name="P10">Vânia Maria Ponte Vidal</text:p>
      <text:p text:style-name="P10"><text:span text:style-name="T2">Nome do Coorientador:</text:span> </text:p>
      <text:p text:style-name="P10">José Maria Monteiro</text:p>
      <text:p text:style-name="P11">Nível:</text:p>
      <text:p text:style-name="P10">Mestrado</text:p>
      <text:p text:style-name="P10"><text:span text:style-name="T2">Nome do Programa de pós-graduação:</text:span> </text:p>
      <text:p text:style-name="P10">Mestrado e Doutorado em Ciência da Computação</text:p>
      <text:p text:style-name="P11">Nome da Universidade: </text:p>
      <text:p text:style-name="P10">Universidade Federal do Ceará</text:p>
      <text:p text:style-name="P10"><text:span text:style-name="T2">E-mail de contato do aluno:</text:span> </text:p>
      <text:p text:style-name="P10">luiseufrasio@lia.ufc.br</text:p>
      <text:p text:style-name="P11">E-mail de contato da orientadora: </text:p>
      <text:p text:style-name="P10">vvidal@lia.ufc.br</text:p>
      <text:p text:style-name="P11">Ano de ingresso no programa: </text:p>
      <text:p text:style-name="P10">2010</text:p>
      <text:p text:style-name="P11">Data da defesa da proposta: </text:p>
      <text:p text:style-name="P10">05/05/2011</text:p>
      <text:p text:style-name="P11">Época esperada de conclusão: </text:p>
      <text:p text:style-name="P10">29/02/2012</text:p>
      <text:p text:style-name="P11">Etapas já concluídas: </text:p>
      <text:p text:style-name="P10">Proposta Defendida</text:p>
      <text:p text:style-name="P11">Etapas futuras: </text:p>
      <text:p text:style-name="P10">Defesa de Dissertação</text:p>
      <text:p text:style-name="P11">Resumo em português:</text:p>
      <text:p text:style-name="P12">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p text:style-name="P11">Palavras-chave: </text:p>
      <text:p text:style-name="P10">Linked Data, Web Semântica, RDF, R2RML, D2R Server, Publicação de Dados</text:p>
      <text:p text:style-name="P10"/>
      <text:p text:style-name="P10"/>
      <text:p text:style-name="P10"/>
      <text:p text:style-name="P10"><text:soft-page-break/></text:p>
      <text:p text:style-name="P10"/>
      <text:p text:style-name="SBC_3a_title">Uma Ferramenta para suportar a publicação de visões RDF de dados relacionais</text:p>
      <text:p text:style-name="SBC_3a_author_28_s_29_">Vânia Maria P. Vidal<text:span text:style-name="T1">1</text:span>, José Maria Monteiro<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zemaria,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ontologies and their mappings. We also explore the features already implemented by the tool D2R and identify scenarios in which it is more advantageous to virtualize or materialize the visions generated.</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text:p>
      <text:p text:style-name="P3"><text:tab/>Para atender ao requisito da web semântica de publicação dos dados usando um vocabulário comum utilizamos o processo descrito em [1], que define os seguintes passos: criação da modelo conceitual a partir da modelo físico do banco de dados e geração da ontologia de domínio a partir do modelo conceitual (conversão), alteração da <text:s/>ontologia de domínio gerada para reutilizar vocabulários já existentes (alinhamento, seleção e inclusão) e criação do mapeamento da ontologia local para a ontologia de domínio (saída). Esse mapeamento deve estar em um formato que possa ser interpretado por uma ferramenta de publicação de dados RDF. Dessa forma, adotamos a linguagem padrão R2RML para criação desses mapeamentos.</text:p>
      <text:p text:style-name="SBC_3a_paragraph"><text:soft-page-break/>Neste trabalho, tratamos do problema de gerar automaticamente tais mapeamentos. Para tanto, propomos uma ferramenta web que disponibiliza para o usuário a criação da configuração de acesso às bases de dados, a geração da ontologia local, a criação da ontologia de aplicação usando um vocabulário que é subconjunto do vocabulário de ontologia de domínio, a criação do mapeamento de alto nível entre as ontologias local e de aplicação através da definição de regras formalizadas em [2] e a geração automática do arquivo de mapeamento r2rml aplicando algoritmos que convertem as regras de mapeamento de alto nível em triplas RDF.</text:p>
      <text:p text:style-name="SBC_3a_paragraph">O restante deste artigo está organizado da seguinte forma: a seção 2 apresenta trabalhos relacionados e o diferencial da nossa solução. A seção 3 contextualiza o problema definindo nosso foco dentro de um problema maior no qual esse trabalho está inserido. A seção 4 apresenta o D2R Server e introduz a linguagem de geração de mapeamentos padrão da W3C: R2RML. A seção 5 apresenta a arquitetura da ferramenta, seus componentes principais e o estado atual do trabalho. A seção 6 conclui expondo oportunidades de trabalhos futuros que foram gerados com essa pesquisa.</text:p>
      <text:h text:style-name="SBC_3a_title_3a_1" text:outline-level="1">Trabalhos Relacionados</text:h>
      <text:p text:style-name="SBC_3a_paragraph_3a_first">Apesar de ser uma área relativamente nova, já existem vários trabalhos que colaboram com a publicação de dados no padrão Linked Data. Dentre os principais estão:</text:p>
      <text:list xml:id="list29472673" text:style-name="L1">
        <text:list-item>
          <text:p text:style-name="P48">Lod2: projeto de integração de dados em larga escala. Propõe ferramentas e metodologias corporativas para publicar e gerenciar grandes quantidades de informações estruturadas na web de dados, algoritmos de aprendizagem de máquina para automaticamente interligar e fundir dados na web, padrões e métodos para monitoramento confiável da proveniência, privacidade e segurança dos dados e ferramentas para busca, navegação e autoria de Linked Data. Possui um componente denominado Lod2 Stack que define um ciclo de vida de Linked Data. Nesse ciclo há uma fase de extração e carga que utiliza o D2R para extrair <text:s/>dados SQL. </text:p>
        </text:list-item>
        <text:list-item>
          <text:p text:style-name="P48">Sig.ma: aplicação que realiza mashups de vários datasets e diponibiliza acesso interativo a “Web de Dados” como um todo. É definido como sendo um navegador, um gerador de mashups e uma API para a web de dados. Nela é possível não somente pesquisar mas também compartilhar dados através da submissão de URLs que são incluídas nos mashups.</text:p>
        </text:list-item>
        <text:list-item>
          <text:p text:style-name="P48">OntoWiki: ferramenta que possui modos sofisticados para navegar, visualizar e criar bases de conhecimento baseadas em RDF. Ela serve e consome Linked Data e tem uma API para criação de aplicações web semânticas.</text:p>
        </text:list-item>
        <text:list-item>
          <text:p text:style-name="P48">Babel: Promove a conversão de bases relacionais, planilhas e outras fontes de dados em dados nos formatos OWL, RDFa, RSS, <text:s/>(X)HTML, RDF/XML e N3. Sugere a criação de templates simples para mapear qualquer tipo de fonte de dados para RDF. O argumento principal é que é mais fácil aprender a criar os templates do que aprender a criar os mapeamentos R2RML.</text:p>
        </text:list-item>
      </text:list>
      <text:p text:style-name="P58"/>
      <text:h text:style-name="SBC_3a_title_3a_1" text:outline-level="1">Contextualização do Problema</text:h>
      <text:p text:style-name="P4">Para publicarmos fontes de dados na Web de acordo com os princípios do Linked Data, <text:s/><text:soft-page-break/>é necessário seguir uma sequência de passos como definido abaixo:</text:p>
      <text:list xml:id="list29469075" text:style-name="L2">
        <text:list-item>
          <text:p text:style-name="P65">Primeiro criamos uma ontologia da fonte, que modela os dados a serem publicados. </text:p>
        </text:list-item>
        <text:list-item>
          <text:p text:style-name="P65">Então selecionamos uma ontologia de domínio, que modela o domínio da aplicação. De fato, a ontologia de domínio pode ser uma combinação de ontologias cobrindo domínios distintos. Nesse passo são selecionados vocabulários já existentes para que possa ser feito um alinhamento de termos possibilitando o reuso e facilitando a interoperabilidade futura.</text:p>
        </text:list-item>
        <text:list-item>
          <text:p text:style-name="P66"><text:span text:style-name="T4">Dando prosseguimento, criamos um mapeamento de alto nível </text:span><text:span text:style-name="T5">fonte-para-domínio</text:span><text:span text:style-name="T3"> </text:span><text:span text:style-name="T4">da ontologia fonte para a ontologia de domínio. Esse mapeamento é criado através de regras de alto nível conforme definido em [2].</text:span></text:p>
        </text:list-item>
        <text:list-item>
          <text:p text:style-name="P68">Publicação e Registro da ontologia exportada. Nesse passo utilizamos o enfoque virtual, ou seja, é definida uma visão RDF dos dados exportados, onde o vocabulário utilizado é um subconjunto do vocabulário da ontologia de domínio. Para criação dessa visão fazemos uso do mapeamento definido no passo anterior para criar os mapeamentos específicos da ferramenta de publicação.</text:p>
        </text:list-item>
      </text:list>
      <text:p text:style-name="P1"><text:span text:style-name="T4"><text:tab/>Nesse trabalho são abordados os problemas relativos ao último passo utilizando o enfoque virtual adotado pelo D2R para publicar os dados. No entanto, é necessário encontrar formas de traduzir os diversos mapeamentos</text:span><text:span text:style-name="T3"> </text:span><text:span text:style-name="T4">para a linguagem de mapeamento padrão R2RML. A definição dessa tradução e sua implementação são as </text:span><text:span text:style-name="T4">principais contribuições desse trabalho, juntamente com a definição de estratégia para </text:span><text:span text:style-name="T4">tomada de decisão sobre qual tipo de visão deve ser criada: virtual ou materializada.</text:span></text:p>
      <text:h text:style-name="SBC_3a_title_3a_1" text:outline-level="1">Fundamentação Teórica</text:h>
      <text:h text:style-name="SBC_3a_title_3a_2" text:outline-level="2">Introdução ao D2R Server</text:h>
      <text:p text:style-name="SBC_3a_paragraph_3a_first">O D2R Server é uma ferramenta para publicar o conteúdo de bases de dados relacionais na Web Semântica, um espaço de informação global consistindo de dados ligados.</text:p>
      <text:p text:style-name="SBC_3a_paragraph">Ele pode ser acessado de 3 formas diferentes conforme mostra a figura abaixo:</text:p>
      <text:p text:style-name="SBC_3a_paragraph"/>
      <text:p text:style-name="P6"><draw:frame draw:style-name="fr1" draw:name="figura5" text:anchor-type="paragraph" svg:x="1.52cm" svg:y="0cm" svg:width="11.959cm" svg:height="6.826cm" draw:z-index="1"><draw:image xlink:href="Pictures/2000000700002EB800001AABB157C4D9.svm" xlink:type="simple" xlink:show="embed" xlink:actuate="onLoad"/></draw:frame></text:p>
      <text:p text:style-name="P6"><text:soft-page-break/>Figura 1. Formas de acesso ao D2R Server</text:p>
      <text:p text:style-name="P17"><text:tab/>Sua interface Linked Data torna as descrições RDF de recursos individuais disponíveis no protocolo HTTP, a interface SPARQL torna possível que aplicações pesquisem e consultem o banco de dados usando a linguagem de consulta SPARQL sobre o protocolo SPARQL e uma interface HTML que oferece acesso a navegadores Web conhecidos.</text:p>
      <text:p text:style-name="P5">Requisições oriundas da Web são reescritas em consultas SQL usando o mapeamento. Essa tradução “on-the-fly” permite a publicação de grandes bases de dados no formato RDF e elimina a necessidade de replicação desses dados.</text:p>
      <text:p text:style-name="P5">Nesse trabalho tentamos reutilizar as funcionalidades já implementadas pelo D2R para criação do Endpoint SPARQL.</text:p>
      <text:h text:style-name="SBC_3a_title_3a_2" text:outline-level="2">Introdução ao R2RML (RDB to RDF Mapping Language)</text:h>
      <text:p text:style-name="SBC_3a_paragraph_3a_first">Uma linguagem para criação de mapeamentos de dados no modelo relacional para dados no formato RDF, possibilitando que o autor do mapeamento escolha vocabulário e <text:s/>estrutura adequados para expressar os dados.</text:p>
      <text:p text:style-name="SBC_3a_paragraph_3a_first"><text:tab/>Cada mapeamento R2RML é adaptado para um esquema de banco de dados específico e para um vocabulário alvo. A entrada para um mapeamento R2RML é um banco de dados relacional que está de acordo com esse esquema. A saída é um dataset RDF [SPARQL], conforme definido no SPARQL, que usa predicados e tipos do vocabulário alvo. O mapeamento é conceitual; processadores R2RML são livres para materializar os dados de saída, ou para disponibilizá-los de forma virtual através de uma interface que consulta o banco de dados de origem, ou para oferecer qualquer outra forma de acesso ao dataset RDF de saída.</text:p>
      <text:p text:style-name="SBC_3a_paragraph_3a_first"><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sintaxe Turtle [tartaruga] RDF.</text:p>
      <text:p text:style-name="SBC_3a_paragraph">Um mapeamento R2RML consiste em uma ou mais estruturas chamadas TriplesMaps. Cada TriplesMap contém uma referência a uma tabela lógica no banco de dados de entrada. A tabela lógica pode ser um dos itens seguintes:</text:p>
      <text:list xml:id="list29443977" text:style-name="L3">
        <text:list-item>
          <text:p text:style-name="P49">A tabela base que existe no esquema SQL de entrada.</text:p>
        </text:list-item>
        <text:list-item>
          <text:p text:style-name="P49">Uma visão que existe no esquema SQL de entrada.</text:p>
        </text:list-item>
        <text:list-item>
          <text:p text:style-name="P49">Uma consulta SQL válida no esquema de entrada.</text:p>
        </text:list-item>
      </text:list>
      <text:p text:style-name="SBC_3a_paragraph">Como o R2RML tornou-se recentemente a linguagem padrão adotada pela W3C, resolvemos gerar nossos mapeamentos nessa notação.</text:p>
      <text:h text:style-name="SBC_3a_title_3a_1" text:outline-level="1">A Ferramenta</text:h>
      <text:p text:style-name="SBC_3a_paragraph_3a_first">Nessa seção introduzimos as principais funcionalidades da ferramenta web e sua integração com o D2R para criação de endpoits SPARQL a partir dos mapeamentos criados. Atualmente o D2R não suporta R2RML, porém possui sua própria linguagem <text:soft-page-break/>de mapeamento conhecida como D2RM. Portanto haverá um esforço adicional de traduzir mapeamentos R2RML para D2RM. A seguir definimos a arquitetura da solução e seus principais componentes. </text:p>
      <text:h text:style-name="SBC_3a_title_3a_2" text:outline-level="2">Arquitetura Proposta</text:h>
      <text:p text:style-name="SBC_3a_paragraph_3a_first">Com o intuito de aproveitar as várias soluções já existentes, resolvemos criar a camada de apresentação utilizando a ferramenta GWT do Google juntamente com o framework JENA para criação de ontologias de domínio e dos arquivos de mapeamento R2RML. Além do D2R para acesso às bases relacionais e criação dos <text:s/>endpoints SPARQL.</text:p>
      <text:p text:style-name="SBC_3a_paragraph">A figura abaixo descreve de forma gráfica a arquitetura escolhida e as dependências entre seus componentes:</text:p>
      <text:p text:style-name="P6"><draw:frame draw:style-name="fr2" draw:name="figura1" text:anchor-type="paragraph" svg:width="13.39cm" svg:height="5.9cm" draw:z-index="0"><draw:image xlink:href="Pictures/2000000700003432000016F3D209ABD9.svm" xlink:type="simple" xlink:show="embed" xlink:actuate="onLoad"/></draw:frame></text:p>
      <text:p text:style-name="P17"/>
      <text:p text:style-name="P6">Figura 2. A arquitetura escolhida</text:p>
      <text:h text:style-name="P63" text:outline-level="2">Componentes Principais</text:h>
      <text:p text:style-name="P13">Uma das principais contribuições desse trabalho é tornar fácil para o usuário exportar seus dados relacionais em RDF através de uma interface amigável que esconde a complexidade de geração e manutenção dos mapeamentos.</text:p>
      <text:p text:style-name="P13"><text:tab/>Para tornar isso possível, é preciso criar mecanismos para:</text:p>
      <text:list xml:id="list29444608" text:style-name="L4">
        <text:list-item>
          <text:p text:style-name="P50">Criação de Ontologias de Domínio;</text:p>
        </text:list-item>
        <text:list-item>
          <text:p text:style-name="P50">Configuração de acesso ao banco de dados via D2R;</text:p>
        </text:list-item>
        <text:list-item>
          <text:p text:style-name="P50">Geração de mapeamentos R2RML;</text:p>
        </text:list-item>
        <text:list-item>
          <text:p text:style-name="P50">Tradução de R2RML para D2R Mapping Language;</text:p>
        </text:list-item>
        <text:list-item>
          <text:p text:style-name="P50">Criação do Endpoint SPARQL via D2R Server;</text:p>
        </text:list-item>
      </text:list>
      <text:p text:style-name="P13"><text:tab/>Cada um desses componentes possui seus algoritmos específicos para implementar o mecanismo ao qual ele está proposto a atender. Destacamos aqui o componente de geração dos mapeamentos R2RML que soluciona como representar as possíveis regras de mapeamento nesse formato, e o componente de tradução de R2RML para D2RM, que define um DE-PARA complexo para tratar tal transformação.</text:p>
      <text:h text:style-name="P63" text:outline-level="2"><text:soft-page-break/>Estado Atual</text:h>
      <text:p text:style-name="P13">Com a arquitetura definida, o trabalho encontra-se na fase de especificação dos algoritmos a serem implementados.</text:p>
      <text:h text:style-name="SBC_3a_title_3a_1" text:outline-level="1">Estudo de Caso</text:h>
      <text:p text:style-name="P21">Esta seção apresenta a estratégia criada por [2] para gerar automaticamente ontologias de aplicação, considerando um conjunto de ontologias locais, uma ontologia de domínio e o resultado do matching entre cada ontologia local e a ontologia de domínio. Essa estratégia também permite a geração automática de mapeamentos entre a ontologia de domínio e as ontologias de aplicação, e entre cada ontologia de aplicação e sua ontologia local correspondente, que são usados para consultar as fontes de dados através da ontologia de domínio. </text:p>
      <text:p text:style-name="P21"><text:tab/>A estratégia proposta tem três passos: (1) <text:span text:style-name="T29">matching de vocabulário</text:span><text:span text:style-name="T32">, que gera um conjunto de correspondências entre entidades de cada ontologia local e a ontologia de domínio. Nesse passo, a contribuição é um modelo de matching que captura o resultado de um processo de matching já existente. Não é proposto um novo algoritmo para realizar matching; (2) o </text:span><text:span text:style-name="T29">post-matching</text:span><text:span text:style-name="T32">, que valida as correspondências obtidas no passo (1) e ajuda a ajustar algumas correspondências que não podem ser capturados por algoritmos de matching tradicionais; e (3) </text:span><text:span text:style-name="T29">geração das ontologias de aplicação e dos mapeamentos</text:span><text:span text:style-name="T32">, que primeiro deduz o conjunto de regras de mapeamento LO-DO (Local Ontology – Domain Ontology) a partir das correspondências obtidas no passo (2), e então usa essas regras para gerar as ontologias de aplicação e um conjunto de mapeamentos (mapeamentos mediados e mapeamentos Local Ontology – Application Ontology).</text:span></text:p>
      <text:p text:style-name="P23"><text:span text:style-name="T32">Essa abordagem não trata somente correspondências homogêneas entre classes e entre propriedades, mas com ela é possível capturar outros tipos de correspondências, resultantes de heterogeneidades estruturais (chamadas em [2] de correspondências de caminho). Essas correspondências são obtidas no passo de post-matching e o resultado delas é usado para gerar o conjunto de </text:span><text:span text:style-name="T29">mapeamentos operacionais</text:span><text:span text:style-name="T32">.</text:span></text:p>
      <text:p text:style-name="P23">Nas subseções que seguem apresentamos o formalismo de mapeamento baseado em regras criado por [2], o exemplo utilizado no estudo de caso, …</text:p>
      <text:h text:style-name="SBC_3a_title_3a_2" text:outline-level="2">Formalismo de Mapeamentos baseado em Regras</text:h>
      <text:p text:style-name="P2">Seja F um conjunto de símbolos funcionais, B um conjunto de conceitos atômicos e papéis atômicos, e U um conjunto de variáveis. O conjunto de termos sobre F e U é definido recursivamente da seguinte forma:</text:p>
      <text:list xml:id="list29443735" text:style-name="L5">
        <text:list-item>
          <text:list>
            <text:list-item>
              <text:list>
                <text:list-item>
                  <text:p text:style-name="P67">cada variável v em U é um termo;</text:p>
                </text:list-item>
                <text:list-item>
                  <text:p text:style-name="P67">cada constante c em F é um termo;</text:p>
                </text:list-item>
                <text:list-item>
                  <text:p text:style-name="P67">Se t<text:span text:style-name="T35">1</text:span>,...,t<text:span text:style-name="T35">n </text:span><text:span text:style-name="T40">são termos, e f</text:span><text:span text:style-name="T6"> </text:span><text:span text:style-name="T40">é uma função n-ária em F, então f</text:span><text:span text:style-name="T40">(t</text:span><text:span text:style-name="T35">1</text:span><text:span text:style-name="T40">,...,t</text:span><text:span text:style-name="T35">n</text:span><text:span text:style-name="T40">) é um termo.</text:span></text:p>
                </text:list-item>
              </text:list>
            </text:list-item>
          </text:list>
        </text:list-item>
      </text:list>
      <text:p text:style-name="P24">Um átomo sobre F, B e U é uma expressão da forma c(t), onde c é um conceito atômico e t é um termo, ou da forma p(t,u), onde p é um papel atômico e t e u são termos.</text:p>
      <text:p text:style-name="P26"><text:span text:style-name="T8">Faça O</text:span><text:span text:style-name="T19">S</text:span><text:span text:style-name="T8"> e O</text:span><text:span text:style-name="T19">T</text:span><text:span text:style-name="T8"> serem duas ontologias e R uma linguagem de regras. Em [2], a </text:span><text:soft-page-break/><text:span text:style-name="T8">relação entre um conceito de O</text:span><text:span text:style-name="T19">S</text:span><text:span text:style-name="T8"> e um conceito de O</text:span><text:span text:style-name="T19">T </text:span><text:span text:style-name="T24">(chamado de mapeamento de conceito) é especificado por um conjunto de </text:span><text:span text:style-name="T25">regras de mapeamento </text:span><text:span text:style-name="T26">da forma</text:span></text:p>
      <text:p text:style-name="P26"><text:span text:style-name="T41">β</text:span><text:span text:style-name="T35">1</text:span>(<text:span text:style-name="T42">ω</text:span><text:span text:style-name="T36">1</text:span>) &lt;= <text:span text:style-name="T42">α</text:span><text:span text:style-name="T36">1</text:span><text:span text:style-name="T33">(v</text:span><text:span text:style-name="T37">1</text:span><text:span text:style-name="T33">), …, </text:span><text:span text:style-name="T42">α</text:span><text:span text:style-name="T36">m</text:span><text:span text:style-name="T33">(v</text:span><text:span text:style-name="T36">m</text:span><text:span text:style-name="T33">), onde:</text:span></text:p>
      <text:p text:style-name="P14"><text:span text:style-name="T42">α</text:span><text:span text:style-name="T36">1</text:span><text:span text:style-name="T33">(v</text:span><text:span text:style-name="T37">1</text:span><text:span text:style-name="T33">), …, </text:span><text:span text:style-name="T42">α</text:span><text:span text:style-name="T36">m</text:span><text:span text:style-name="T33">(v</text:span><text:span text:style-name="T36">m</text:span><text:span text:style-name="T33">), chamado de corpo da regra de mapeamento, é um átomo ou uma conjunção de átomos, onde </text:span><text:span text:style-name="T42">α</text:span><text:span text:style-name="T36">i</text:span><text:span text:style-name="T33">(v</text:span><text:span text:style-name="T37">i</text:span><text:span text:style-name="T33">) é um átomo cujo conceito atômico ou papel atômico ocorre na ontologia fonte </text:span><text:span text:style-name="T8">O</text:span><text:span text:style-name="T19">S</text:span><text:span text:style-name="T33">;</text:span></text:p>
      <text:p text:style-name="P14"><text:span text:style-name="T41">β</text:span><text:span text:style-name="T37">1</text:span><text:span text:style-name="T33">(</text:span><text:span text:style-name="T42">ω</text:span><text:span text:style-name="T36">1</text:span><text:span text:style-name="T33">), chamado de cabeça da regra de mapeamento, é um átomo cujo conceito atômico ou papel atômico ocorre na ontologia alvo </text:span><text:span text:style-name="T8">O</text:span><text:span text:style-name="T19">T</text:span><text:span text:style-name="T33">.</text:span></text:p>
      <text:p text:style-name="P26"><text:span text:style-name="T8">Esse formalismo baseado em regras suporta </text:span><text:span text:style-name="T9">Skolem functions </text:span><text:span text:style-name="T10">[7] para criação de novos OID's de classes na O</text:span><text:span text:style-name="T20">T </text:span><text:span text:style-name="T10">de uma ou mais propriedades da O</text:span><text:span text:style-name="T20">S</text:span><text:span text:style-name="T10">. Em [2] Skolem functions são usados simplesmente para geração de URIref. Assim, essas regras de mapeamento permitem a construção de URIrefs para novos objetos em O</text:span><text:span text:style-name="T20">T <text:s/></text:span><text:span text:style-name="T10">como termos na forma </text:span><text:span text:style-name="T26">f(t</text:span><text:span text:style-name="T20">1</text:span><text:span text:style-name="T26">,...,t</text:span><text:span text:style-name="T20">n</text:span><text:span text:style-name="T26">)</text:span><text:span text:style-name="T10">, onde f é um símbolo de função n-ária e </text:span><text:span text:style-name="T26">t</text:span><text:span text:style-name="T20">1</text:span><text:span text:style-name="T26">,...,t</text:span><text:span text:style-name="T20">n</text:span><text:span text:style-name="T26"> é uma sequência de termos de O</text:span><text:span text:style-name="T20">S</text:span><text:span text:style-name="T26">.</text:span></text:p>
      <text:h text:style-name="P64" text:outline-level="2">Esquemas Extralite</text:h>
      <text:p text:style-name="P15">Nesse trabalho, consideramos a família de ontologias extralite (ou esquemas extralite [8]). Uma ontologia extralite inclui a definição de classes, propriedades do tipo datatype e object, e admite restrições do tipo domain e range, cardinalidades mínima e máxima, subconuntos e disjunção. Formalmente, uma ontologia extralite é um par <text:span text:style-name="T30">s = (A, C)</text:span> tal que:</text:p>
      <text:list xml:id="list29473295" text:style-name="L6">
        <text:list-item>
          <text:p text:style-name="P51"><text:span text:style-name="T9">A</text:span><text:span text:style-name="T8"> é um alfabeto, dito vocabulário de </text:span><text:span text:style-name="T9">s</text:span><text:span text:style-name="T8">, cujos conceitos atômicos são chamados de classes de </text:span><text:span text:style-name="T9">s</text:span><text:span text:style-name="T8"> e os papéis atômicos são chamados de propriedades de </text:span><text:span text:style-name="T9">s</text:span><text:span text:style-name="T8">.</text:span></text:p>
        </text:list-item>
        <text:list-item>
          <text:p text:style-name="P52"><text:span text:style-name="T8">C</text:span><text:span text:style-name="T10"> é um conjunto de fórmulas, ditas restrições sobre </text:span><text:span text:style-name="T8">s</text:span><text:span text:style-name="T10">, onde cada restrição possui uma das seguintes formas:</text:span></text:p>
          <text:list>
            <text:list-item>
              <text:p text:style-name="P52"><text:span text:style-name="T10">Domain</text:span><text:span text:style-name="T11">: </text:span><text:span text:style-name="T11"><draw:frame draw:style-name="fr3" draw:name="Objeto1" text:anchor-type="as-char" svg:width="1.515cm" svg:height="0.483cm" draw:z-index="2"><draw:object xlink:href="./Object 1" xlink:type="simple" xlink:show="embed" xlink:actuate="onLoad"/><draw:image xlink:href="./ObjectReplacements/Object 1" xlink:type="simple" xlink:show="embed" xlink:actuate="onLoad"/><svg:desc>fórmula</svg:desc></draw:frame></text:span><text:span text:style-name="T12">(a propriedade P tem domínio D)</text:span></text:p>
            </text:list-item>
            <text:list-item>
              <text:p text:style-name="P52"><text:span text:style-name="T12">Range: </text:span><text:span text:style-name="T12"><draw:frame draw:style-name="fr3" draw:name="Objeto2" text:anchor-type="as-char" svg:width="1.649cm" svg:height="0.542cm" draw:z-index="3"><draw:object xlink:href="./Object 2" xlink:type="simple" xlink:show="embed" xlink:actuate="onLoad"/><draw:image xlink:href="./ObjectReplacements/Object 2" xlink:type="simple" xlink:show="embed" xlink:actuate="onLoad"/><svg:desc>fórmula</svg:desc></draw:frame></text:span><text:span text:style-name="T12">(a propriedade P tem imagem R)</text:span></text:p>
            </text:list-item>
            <text:list-item>
              <text:p text:style-name="P53"><text:span text:style-name="T12">Cardinalidade Mínima: </text:span><text:span text:style-name="T12"><draw:frame draw:style-name="fr3" draw:name="Objeto3" text:anchor-type="as-char" svg:width="5.992cm" svg:height="0.487cm" draw:z-index="4"><draw:object xlink:href="./Object 3" xlink:type="simple" xlink:show="embed" xlink:actuate="onLoad"/><draw:image xlink:href="./ObjectReplacements/Object 3" xlink:type="simple" xlink:show="embed" xlink:actuate="onLoad"/><svg:desc>fórmula</svg:desc></draw:frame></text:span></text:p>
              <text:p text:style-name="P54">(a propriedade P mapeia cada indivíduo do domínio D em pelo menos k indivíduos distintos)</text:p>
            </text:list-item>
            <text:list-item>
              <text:p text:style-name="P53"><text:span text:style-name="T12">Cardinalidade Máxima: </text:span><text:span text:style-name="T12"><draw:frame draw:style-name="fr3" draw:name="Objeto4" text:anchor-type="as-char" svg:width="5.992cm" svg:height="0.487cm" draw:z-index="5"><draw:object xlink:href="./Object 4" xlink:type="simple" xlink:show="embed" xlink:actuate="onLoad"/><draw:image xlink:href="./ObjectReplacements/Object 4" xlink:type="simple" xlink:show="embed" xlink:actuate="onLoad"/><svg:desc>fórmula</svg:desc></draw:frame></text:span></text:p>
              <text:p text:style-name="P54">(a propriedade P mapeia cada indivíduo do domínio D em no máximo k indivíduos distintos)</text:p>
            </text:list-item>
            <text:list-item>
              <text:p text:style-name="P56"><text:span text:style-name="T15">Subconjunto: </text:span><text:span text:style-name="T15"><draw:frame draw:style-name="fr3" draw:name="Objeto5" text:anchor-type="as-char" svg:width="1.214cm" svg:height="0.483cm" draw:z-index="6"><draw:object xlink:href="./Object 5" xlink:type="simple" xlink:show="embed" xlink:actuate="onLoad"/><draw:image xlink:href="./ObjectReplacements/Object 5" xlink:type="simple" xlink:show="embed" xlink:actuate="onLoad"/><svg:desc>fórmula</svg:desc></draw:frame></text:span><text:span text:style-name="T15">(a classe C é subclasse da classe D)</text:span></text:p>
            </text:list-item>
            <text:list-item>
              <text:p text:style-name="P56"><text:span text:style-name="T15">Disjunção: </text:span><text:span text:style-name="T15"><draw:frame draw:style-name="fr3" draw:name="Objeto6" text:anchor-type="as-char" svg:width="0.958cm" svg:height="0.487cm" draw:z-index="7"><draw:object xlink:href="./Object 6" xlink:type="simple" xlink:show="embed" xlink:actuate="onLoad"/><draw:image xlink:href="./ObjectReplacements/Object 6" xlink:type="simple" xlink:show="embed" xlink:actuate="onLoad"/><svg:desc>fórmula</svg:desc></draw:frame></text:span><text:span text:style-name="T15">(a classe C é disjunta com a classe D)</text:span></text:p>
            </text:list-item>
          </text:list>
        </text:list-item>
      </text:list>
      <text:p text:style-name="P23">Por fim, é definido que: uma classe <text:span text:style-name="T29">c</text:span> domina uma classe <text:span text:style-name="T29">d</text:span><text:span text:style-name="T32"> no esquema </text:span><text:span text:style-name="T29">s </text:span><text:span text:style-name="T32">[8] sse </text:span><text:span text:style-name="T29">c = d</text:span><text:span text:style-name="T32">, ou existe uma sequência (c</text:span><text:span text:style-name="T38">1</text:span>, c<text:span text:style-name="T38">2</text:span>, …, c<text:span text:style-name="T38">n</text:span>) tal que <text:span text:style-name="T29">c</text:span> = c<text:span text:style-name="T38">1</text:span>, <text:span text:style-name="T29">d</text:span> = c<text:span text:style-name="T38">n </text:span>e c<text:span text:style-name="T38">n-1 </text:span>subordina c<text:span text:style-name="T38">n</text:span>, e para cada i <text:span text:style-name="T44">є</text:span><text:span text:style-name="T43"> </text:span><text:span text:style-name="T45">[1, n – 2), ou</text:span></text:p>
      <text:list xml:id="list29459555" text:style-name="L7">
        <text:list-item>
          <text:p text:style-name="P57"><text:span text:style-name="T18">c</text:span><text:span text:style-name="T21">i+1</text:span><text:span text:style-name="T18"> e c</text:span><text:span text:style-name="T21">i</text:span><text:span text:style-name="T18"> são classes e c</text:span><text:span text:style-name="T21">i+1 </text:span><text:span text:style-name="T18">é uma subclasse de c</text:span><text:span text:style-name="T21">i <text:s/></text:span><text:span text:style-name="T18">em</text:span><text:span text:style-name="T21"> <text:s/></text:span><text:span text:style-name="T16">s</text:span><text:span text:style-name="T18">, ou</text:span></text:p>
        </text:list-item>
        <text:list-item>
          <text:p text:style-name="P57"><text:span text:style-name="T18">c</text:span><text:span text:style-name="T21">i+1</text:span><text:span text:style-name="T18"> é um object property em </text:span><text:span text:style-name="T16">s</text:span><text:span text:style-name="T13">, cujo domínio é c</text:span><text:span text:style-name="T22">i</text:span><text:span text:style-name="T13">, ou</text:span></text:p>
        </text:list-item>
        <text:list-item>
          <text:p text:style-name="P57"><text:soft-page-break/><text:span text:style-name="T13">c</text:span><text:span text:style-name="T22">i</text:span><text:span text:style-name="T13"> é um object property em </text:span><text:span text:style-name="T16">s</text:span><text:span text:style-name="T13">, cuja imagem é c</text:span><text:span text:style-name="T22">i+1</text:span><text:span text:style-name="T13">.</text:span></text:p>
        </text:list-item>
      </text:list>
      <text:p text:style-name="P18"><text:span text:style-name="T13">Podemos afirmar que π</text:span><text:span text:style-name="T27"> </text:span><text:span text:style-name="T13">= </text:span><text:span text:style-name="T14">(c</text:span><text:span text:style-name="T22">1</text:span><text:span text:style-name="T14">, c</text:span><text:span text:style-name="T22">2</text:span><text:span text:style-name="T14">, … , c</text:span><text:span text:style-name="T22">n</text:span><text:span text:style-name="T14">) </text:span><text:span text:style-name="T13">é um caminho de dominância [8] de </text:span><text:span text:style-name="T17">c</text:span><text:span text:style-name="T13"> para </text:span><text:span text:style-name="T17">d</text:span><text:span text:style-name="T13"> e </text:span><text:span text:style-name="T28">θ</text:span><text:span text:style-name="T13"> = (pk</text:span><text:span text:style-name="T23">1</text:span><text:span text:style-name="T13">, pk</text:span><text:span text:style-name="T23">2</text:span><text:span text:style-name="T13">, …, pk</text:span><text:span text:style-name="T23">n</text:span><text:span text:style-name="T13">), a subsequência de π consistindo de object properties que ocorrem em π, é o caminho de propriedade correspondente para π (</text:span><text:span text:style-name="T28">θ</text:span><text:span text:style-name="T13"> <text:s/>pode ser uma sequência vazia).</text:span></text:p>
      <text:h text:style-name="P64" text:outline-level="2" text:is-list-header="true"/>
      <text:h text:style-name="P64" text:outline-level="2">Exemplo</text:h>
      <text:p text:style-name="P58"><draw:frame draw:style-name="fr1" draw:name="figura2" text:anchor-type="paragraph" svg:x="0cm" svg:y="2.836cm" svg:width="15cm" svg:height="14.24cm" draw:z-index="8"><draw:image xlink:href="Pictures/2000000700005AC100005627232717D6.svm" xlink:type="simple" xlink:show="embed" xlink:actuate="onLoad"/></draw:frame><text:span text:style-name="T13">Essa seção apresenta um exemplo usado em [2] de um acesso mediado a lojas virtuais que vendem livros na web. Assumimos que temos as ontologias local e de domínio definidas (veja figura 6.1) e a base de dados relacional que será exportada para a ontologia de domínio.</text:span></text:p>
      <text:p text:style-name="P58"><text:span text:style-name="T13"/></text:p>
      <text:p text:style-name="P58"><text:span text:style-name="T13"/></text:p>
      <text:p text:style-name="P58"><text:span text:style-name="T13"/></text:p>
      <text:p text:style-name="P58"><text:span text:style-name="T13"/></text:p>
      <text:p text:style-name="P55"><text:soft-page-break/>Figura 6.1</text:p>
      <text:p text:style-name="P16"/>
      <text:p text:style-name="P25">Inicialmente criamos os mapeamentos da base de dados para a Ontologia Local (1). Em seguida, definimos os tipos de mapeamentos possíveis entre os objetos da base de dados e os elementos da ontologia local (2), utilizamos as regras definidas em [2] para mapeamentos entre ontologias local e de domínio (3), identificamos os tipos de mapeamentos entre ontologias (4). Por fim, substituímos em (3) os elementos da ontologia local pelos elementos do banco de dados utilizando os mapeamentos definidos em (1). Resultando em um mapeamento final da base de dados para a Ontologia de Domínio. Desse resultado, extraímos as generalizações de mapeamentos entre bases de dados relacionais e ontologias de domínio.</text:p>
      <text:p text:style-name="P25"/>
      <text:list xml:id="list29447678" text:style-name="L8">
        <text:list-header>
          <text:p text:style-name="P60">(1) Mapeamento das bases de dados para as ontologias locais:</text:p>
        </text:list-header>
      </text:list>
      <text:list xml:id="list29471626" text:style-name="L9">
        <text:list-header>
          <text:p text:style-name="P61">Amazon</text:p>
        </text:list-header>
      </text:list>
      <table:table table:name="Tabela1" table:style-name="Tabela1">
        <table:table-column table:style-name="Tabela1.A" table:number-columns-repeated="3"/>
        <table:table-column table:style-name="Tabela1.D"/>
        <table:table-row>
          <table:table-cell table:style-name="Tabela1.A1" office:value-type="string">
            <text:p text:style-name="P28">Tipo no BD</text:p>
          </table:table-cell>
          <table:table-cell table:style-name="Tabela1.A1" office:value-type="string">
            <text:p text:style-name="P28">Elemento BD</text:p>
          </table:table-cell>
          <table:table-cell table:style-name="Tabela1.A1" office:value-type="string">
            <text:p text:style-name="P28">Elemento RDF</text:p>
          </table:table-cell>
          <table:table-cell table:style-name="Tabela1.D1" office:value-type="string">
            <text:p text:style-name="P28">Tipo RDF</text:p>
          </table:table-cell>
        </table:table-row>
        <table:table-row>
          <table:table-cell table:style-name="Tabela1.A2" office:value-type="string">
            <text:p text:style-name="P27">Tabela</text:p>
          </table:table-cell>
          <table:table-cell table:style-name="Tabela1.A2" office:value-type="string">
            <text:p text:style-name="P27">book</text:p>
          </table:table-cell>
          <table:table-cell table:style-name="Tabela1.A2" office:value-type="string">
            <text:p text:style-name="P27">a:Book</text:p>
          </table:table-cell>
          <table:table-cell table:style-name="Tabela1.D2" office:value-type="string">
            <text:p text:style-name="P27">Subclasse</text:p>
          </table:table-cell>
        </table:table-row>
        <table:table-row>
          <table:table-cell table:style-name="Tabela1.A2" office:value-type="string">
            <text:p text:style-name="P27">Coluna</text:p>
          </table:table-cell>
          <table:table-cell table:style-name="Tabela1.A2" office:value-type="string">
            <text:p text:style-name="P27">book.title</text:p>
          </table:table-cell>
          <table:table-cell table:style-name="Tabela1.A2" office:value-type="string">
            <text:p text:style-name="P27">a:title</text:p>
          </table:table-cell>
          <table:table-cell table:style-name="Tabela1.D2" office:value-type="string">
            <text:p text:style-name="P27">Data Property</text:p>
          </table:table-cell>
        </table:table-row>
        <table:table-row>
          <table:table-cell table:style-name="Tabela1.A2" office:value-type="string">
            <text:p text:style-name="P27">Coluna (FK)</text:p>
          </table:table-cell>
          <table:table-cell table:style-name="Tabela1.A2" office:value-type="string">
            <text:p text:style-name="P27">book.publisher</text:p>
          </table:table-cell>
          <table:table-cell table:style-name="Tabela1.A2" office:value-type="string">
            <text:p text:style-name="P27">a:publisher</text:p>
          </table:table-cell>
          <table:table-cell table:style-name="Tabela1.D2" office:value-type="string">
            <text:p text:style-name="P27">Object Property</text:p>
          </table:table-cell>
        </table:table-row>
        <table:table-row>
          <table:table-cell table:style-name="Tabela1.A2" office:value-type="string">
            <text:p text:style-name="P27">Tabela</text:p>
          </table:table-cell>
          <table:table-cell table:style-name="Tabela1.A2" office:value-type="string">
            <text:p text:style-name="P27">publisher</text:p>
          </table:table-cell>
          <table:table-cell table:style-name="Tabela1.A2" office:value-type="string">
            <text:p text:style-name="P27">a:Publ</text:p>
          </table:table-cell>
          <table:table-cell table:style-name="Tabela1.D2" office:value-type="string">
            <text:p text:style-name="P27">Classe</text:p>
          </table:table-cell>
        </table:table-row>
        <table:table-row>
          <table:table-cell table:style-name="Tabela1.A2" office:value-type="string">
            <text:p text:style-name="P27">Coluna</text:p>
          </table:table-cell>
          <table:table-cell table:style-name="Tabela1.A2" office:value-type="string">
            <text:p text:style-name="P27">publisher.name</text:p>
          </table:table-cell>
          <table:table-cell table:style-name="Tabela1.A2" office:value-type="string">
            <text:p text:style-name="P27">a:name</text:p>
          </table:table-cell>
          <table:table-cell table:style-name="Tabela1.D2" office:value-type="string">
            <text:p text:style-name="P27">Data Property</text:p>
          </table:table-cell>
        </table:table-row>
        <table:table-row>
          <table:table-cell table:style-name="Tabela1.A2" office:value-type="string">
            <text:p text:style-name="P27">Coluna</text:p>
          </table:table-cell>
          <table:table-cell table:style-name="Tabela1.A2" office:value-type="string">
            <text:p text:style-name="P27">publisher.address</text:p>
          </table:table-cell>
          <table:table-cell table:style-name="Tabela1.A2" office:value-type="string">
            <text:p text:style-name="P27">a:address</text:p>
          </table:table-cell>
          <table:table-cell table:style-name="Tabela1.D2" office:value-type="string">
            <text:p text:style-name="P27">Data Property</text:p>
          </table:table-cell>
        </table:table-row>
        <table:table-row>
          <table:table-cell table:style-name="Tabela1.A2" office:value-type="string">
            <text:p text:style-name="P27">Tabela</text:p>
          </table:table-cell>
          <table:table-cell table:style-name="Tabela1.A2" office:value-type="string">
            <text:p text:style-name="P27">product</text:p>
          </table:table-cell>
          <table:table-cell table:style-name="Tabela1.A2" office:value-type="string">
            <text:p text:style-name="P27">a:Product</text:p>
          </table:table-cell>
          <table:table-cell table:style-name="Tabela1.D2" office:value-type="string">
            <text:p text:style-name="P27">Classe</text:p>
          </table:table-cell>
        </table:table-row>
        <table:table-row>
          <table:table-cell table:style-name="Tabela1.A2" office:value-type="string">
            <text:p text:style-name="P27">Coluna</text:p>
          </table:table-cell>
          <table:table-cell table:style-name="Tabela1.A2" office:value-type="string">
            <text:p text:style-name="P27">product.title</text:p>
          </table:table-cell>
          <table:table-cell table:style-name="Tabela1.A2" office:value-type="string">
            <text:p text:style-name="P27">a:title</text:p>
          </table:table-cell>
          <table:table-cell table:style-name="Tabela1.D2" office:value-type="string">
            <text:p text:style-name="P27">Data Property</text:p>
          </table:table-cell>
        </table:table-row>
        <table:table-row>
          <table:table-cell table:style-name="Tabela1.A2" office:value-type="string">
            <text:p text:style-name="P27">Tabela</text:p>
          </table:table-cell>
          <table:table-cell table:style-name="Tabela1.A2" office:value-type="string">
            <text:p text:style-name="P27">music</text:p>
          </table:table-cell>
          <table:table-cell table:style-name="Tabela1.A2" office:value-type="string">
            <text:p text:style-name="P27">a:Music</text:p>
          </table:table-cell>
          <table:table-cell table:style-name="Tabela1.D2" office:value-type="string">
            <text:p text:style-name="P27">Subclasse</text:p>
          </table:table-cell>
        </table:table-row>
        <table:table-row>
          <table:table-cell table:style-name="Tabela1.A2" office:value-type="string">
            <text:p text:style-name="P27">Coluna (FK)</text:p>
          </table:table-cell>
          <table:table-cell table:style-name="Tabela1.A2" office:value-type="string">
            <text:p text:style-name="P27">music.rec</text:p>
          </table:table-cell>
          <table:table-cell table:style-name="Tabela1.A2" office:value-type="string">
            <text:p text:style-name="P27">a:rec</text:p>
          </table:table-cell>
          <table:table-cell table:style-name="Tabela1.D2" office:value-type="string">
            <text:p text:style-name="P27">Object Property</text:p>
          </table:table-cell>
        </table:table-row>
        <table:table-row>
          <table:table-cell table:style-name="Tabela1.A2" office:value-type="string">
            <text:p text:style-name="P27">Tabela</text:p>
          </table:table-cell>
          <table:table-cell table:style-name="Tabela1.A2" office:value-type="string">
            <text:p text:style-name="P27">recorder</text:p>
          </table:table-cell>
          <table:table-cell table:style-name="Tabela1.A2" office:value-type="string">
            <text:p text:style-name="P27">a:Recorder</text:p>
          </table:table-cell>
          <table:table-cell table:style-name="Tabela1.D2" office:value-type="string">
            <text:p text:style-name="P27">Classe</text:p>
          </table:table-cell>
        </table:table-row>
        <table:table-row>
          <table:table-cell table:style-name="Tabela1.A2" office:value-type="string">
            <text:p text:style-name="P27">Coluna</text:p>
          </table:table-cell>
          <table:table-cell table:style-name="Tabela1.A2" office:value-type="string">
            <text:p text:style-name="P27">recorder.recname</text:p>
          </table:table-cell>
          <table:table-cell table:style-name="Tabela1.A2" office:value-type="string">
            <text:p text:style-name="P27">a:recname</text:p>
          </table:table-cell>
          <table:table-cell table:style-name="Tabela1.D2" office:value-type="string">
            <text:p text:style-name="P27">Data Property</text:p>
          </table:table-cell>
        </table:table-row>
      </table:table>
      <text:p text:style-name="P25"/>
      <text:p text:style-name="P16">Ebay</text:p>
      <table:table table:name="Tabela4" table:style-name="Tabela4">
        <table:table-column table:style-name="Tabela4.A" table:number-columns-repeated="3"/>
        <table:table-column table:style-name="Tabela4.D"/>
        <table:table-row>
          <table:table-cell table:style-name="Tabela4.A1" office:value-type="string">
            <text:p text:style-name="P28">Tipo no BD</text:p>
          </table:table-cell>
          <table:table-cell table:style-name="Tabela4.A1" office:value-type="string">
            <text:p text:style-name="P28">Elemento BD</text:p>
          </table:table-cell>
          <table:table-cell table:style-name="Tabela4.A1" office:value-type="string">
            <text:p text:style-name="P28">Elemento RDF</text:p>
          </table:table-cell>
          <table:table-cell table:style-name="Tabela4.D1" office:value-type="string">
            <text:p text:style-name="P28">Tipo RDF</text:p>
          </table:table-cell>
        </table:table-row>
        <table:table-row>
          <table:table-cell table:style-name="Tabela4.A2" office:value-type="string">
            <text:p text:style-name="P27">Tabela</text:p>
          </table:table-cell>
          <table:table-cell table:style-name="Tabela4.A2" office:value-type="string">
            <text:p text:style-name="P27">product</text:p>
          </table:table-cell>
          <table:table-cell table:style-name="Tabela4.A2" office:value-type="string">
            <text:p text:style-name="P27">e:Product</text:p>
          </table:table-cell>
          <table:table-cell table:style-name="Tabela4.D2" office:value-type="string">
            <text:p text:style-name="P27">Classe</text:p>
          </table:table-cell>
        </table:table-row>
        <table:table-row>
          <table:table-cell table:style-name="Tabela4.A2" office:value-type="string">
            <text:p text:style-name="P27">Coluna</text:p>
          </table:table-cell>
          <table:table-cell table:style-name="Tabela4.A2" office:value-type="string">
            <text:p text:style-name="P27">product.type</text:p>
          </table:table-cell>
          <table:table-cell table:style-name="Tabela4.A2" office:value-type="string">
            <text:p text:style-name="P27">e:type</text:p>
          </table:table-cell>
          <table:table-cell table:style-name="Tabela4.D2" office:value-type="string">
            <text:p text:style-name="P27">Data Property</text:p>
          </table:table-cell>
        </table:table-row>
        <table:table-row>
          <table:table-cell table:style-name="Tabela4.A2" office:value-type="string">
            <text:p text:style-name="P27">Coluna</text:p>
          </table:table-cell>
          <table:table-cell table:style-name="Tabela4.A2" office:value-type="string">
            <text:p text:style-name="P27">product.title</text:p>
          </table:table-cell>
          <table:table-cell table:style-name="Tabela4.A2" office:value-type="string">
            <text:p text:style-name="P27">e:title</text:p>
          </table:table-cell>
          <table:table-cell table:style-name="Tabela4.D2" office:value-type="string">
            <text:p text:style-name="P27">Data Property</text:p>
          </table:table-cell>
        </table:table-row>
        <table:table-row>
          <table:table-cell table:style-name="Tabela4.A2" office:value-type="string">
            <text:p text:style-name="P27">Coluna</text:p>
          </table:table-cell>
          <table:table-cell table:style-name="Tabela4.A2" office:value-type="string">
            <text:p text:style-name="P27">product.publisher</text:p>
          </table:table-cell>
          <table:table-cell table:style-name="Tabela4.A2" office:value-type="string">
            <text:p text:style-name="P27">e:pub</text:p>
          </table:table-cell>
          <table:table-cell table:style-name="Tabela4.D2" office:value-type="string">
            <text:p text:style-name="P27">Object Property</text:p>
          </table:table-cell>
        </table:table-row>
        <table:table-row>
          <table:table-cell table:style-name="Tabela4.A2" office:value-type="string">
            <text:p text:style-name="P27">Coluna</text:p>
          </table:table-cell>
          <table:table-cell table:style-name="Tabela4.A2" office:value-type="string">
            <text:p text:style-name="P27">product.publisher</text:p>
          </table:table-cell>
          <table:table-cell table:style-name="Tabela4.A2" office:value-type="string">
            <text:p text:style-name="P27">e:Publ</text:p>
          </table:table-cell>
          <table:table-cell table:style-name="Tabela4.D2" office:value-type="string">
            <text:p text:style-name="P27">Classe</text:p>
          </table:table-cell>
        </table:table-row>
        <table:table-row>
          <table:table-cell table:style-name="Tabela4.A2" office:value-type="string">
            <text:p text:style-name="P27">Coluna</text:p>
          </table:table-cell>
          <table:table-cell table:style-name="Tabela4.A2" office:value-type="string">
            <text:p text:style-name="P27">product.publisher</text:p>
          </table:table-cell>
          <table:table-cell table:style-name="Tabela4.A2" office:value-type="string">
            <text:p text:style-name="P27">e:name</text:p>
          </table:table-cell>
          <table:table-cell table:style-name="Tabela4.D2" office:value-type="string">
            <text:p text:style-name="P27">Data Property</text:p>
          </table:table-cell>
        </table:table-row>
      </table:table>
      <text:p text:style-name="P25"/>
      <text:p text:style-name="P16"><text:soft-page-break/>(2) Tipos de mapeamentos identificados entre bases de dados e ontologias locais:</text:p>
      <table:table table:name="Tabela6" table:style-name="Tabela6">
        <table:table-column table:style-name="Tabela6.A"/>
        <table:table-column table:style-name="Tabela6.B"/>
        <table:table-column table:style-name="Tabela6.C"/>
        <table:table-row>
          <table:table-cell table:style-name="Tabela6.A1" office:value-type="string">
            <text:p text:style-name="P30">#1</text:p>
          </table:table-cell>
          <table:table-cell table:style-name="Tabela6.A1" office:value-type="string">
            <text:p text:style-name="P29">C<text:span text:style-name="T35">L</text:span> &lt;= T</text:p>
          </table:table-cell>
          <table:table-cell table:style-name="Tabela6.C1" office:value-type="string">
            <text:p text:style-name="P27">Classe Local &lt;= Tabela </text:p>
          </table:table-cell>
        </table:table-row>
        <table:table-row>
          <table:table-cell table:style-name="Tabela6.A2" office:value-type="string">
            <text:p text:style-name="P30">#2</text:p>
          </table:table-cell>
          <table:table-cell table:style-name="Tabela6.A2" office:value-type="string">
            <text:p text:style-name="P29">S<text:span text:style-name="T35">L</text:span> &lt;= T</text:p>
          </table:table-cell>
          <table:table-cell table:style-name="Tabela6.C2" office:value-type="string">
            <text:p text:style-name="P27">Subclasse Local &lt;= Tabela </text:p>
          </table:table-cell>
        </table:table-row>
        <table:table-row>
          <table:table-cell table:style-name="Tabela6.A2" office:value-type="string">
            <text:p text:style-name="P30">#3</text:p>
          </table:table-cell>
          <table:table-cell table:style-name="Tabela6.A2" office:value-type="string">
            <text:p text:style-name="P29"><text:s/>DP<text:span text:style-name="T35">L </text:span>&lt;= C<text:span text:style-name="T35">O</text:span></text:p>
          </table:table-cell>
          <table:table-cell table:style-name="Tabela6.C2" office:value-type="string">
            <text:p text:style-name="P27">Data Property &lt;= Coluna</text:p>
          </table:table-cell>
        </table:table-row>
        <table:table-row>
          <table:table-cell table:style-name="Tabela6.A2" office:value-type="string">
            <text:p text:style-name="P30">#4</text:p>
          </table:table-cell>
          <table:table-cell table:style-name="Tabela6.A2" office:value-type="string">
            <text:p text:style-name="P29">OP<text:span text:style-name="T35">L </text:span>&lt;= C<text:span text:style-name="T35">O</text:span></text:p>
          </table:table-cell>
          <table:table-cell table:style-name="Tabela6.C2" office:value-type="string">
            <text:p text:style-name="P27">Object Property &lt;= Coluna </text:p>
          </table:table-cell>
        </table:table-row>
        <table:table-row>
          <table:table-cell table:style-name="Tabela6.A2" office:value-type="string">
            <text:p text:style-name="P30">#5</text:p>
          </table:table-cell>
          <table:table-cell table:style-name="Tabela6.A2" office:value-type="string">
            <text:p text:style-name="P29">C<text:span text:style-name="T35">L </text:span>&lt;= C<text:span text:style-name="T35">O</text:span></text:p>
          </table:table-cell>
          <table:table-cell table:style-name="Tabela6.C2" office:value-type="string">
            <text:p text:style-name="P27">Classe Local &lt;= Coluna</text:p>
          </table:table-cell>
        </table:table-row>
        <table:table-row>
          <table:table-cell table:style-name="Tabela6.A2" office:value-type="string">
            <text:p text:style-name="P30">#6</text:p>
          </table:table-cell>
          <table:table-cell table:style-name="Tabela6.A2" office:value-type="string">
            <text:p text:style-name="P29">OP<text:span text:style-name="T35">L </text:span>&lt;= C<text:span text:style-name="T35">O, FK</text:span></text:p>
          </table:table-cell>
          <table:table-cell table:style-name="Tabela6.C2" office:value-type="string">
            <text:p text:style-name="P27">Object Property &lt;= Coluna Foreign Key</text:p>
          </table:table-cell>
        </table:table-row>
      </table:table>
      <text:p text:style-name="P19"/>
      <text:list xml:id="list35191891" text:continue-numbering="true" text:style-name="L9">
        <text:list-header>
          <text:p text:style-name="P61">(3) Regras para mapeamento da Ontologia Local para a de Domínio extraídas de [2]:</text:p>
          <text:p text:style-name="P61">Amazon</text:p>
        </text:list-header>
      </text:list>
      <table:table table:name="Tabela2" table:style-name="Tabela2">
        <table:table-column table:style-name="Tabela2.A"/>
        <table:table-column table:style-name="Tabela2.B"/>
        <table:table-column table:style-name="Tabela2.C"/>
        <table:table-row>
          <table:table-cell table:style-name="Tabela2.A1" office:value-type="string">
            <text:p text:style-name="P30">#1</text:p>
          </table:table-cell>
          <table:table-cell table:style-name="Tabela2.A1" office:value-type="string">
            <text:p text:style-name="P29">S<text:span text:style-name="T35">D</text:span>&lt;=S<text:span text:style-name="T35">L</text:span></text:p>
          </table:table-cell>
          <table:table-cell table:style-name="Tabela2.C1" office:value-type="string">
            <text:p text:style-name="P27">s : Book(b) &lt;= a : Book(b)</text:p>
          </table:table-cell>
        </table:table-row>
        <table:table-row>
          <table:table-cell table:style-name="Tabela2.A2" office:value-type="string">
            <text:p text:style-name="P30">#2</text:p>
          </table:table-cell>
          <table:table-cell table:style-name="Tabela2.A2" office:value-type="string">
            <text:p text:style-name="P29">C<text:span text:style-name="T35">D</text:span>&lt;=S<text:span text:style-name="T35">L</text:span></text:p>
          </table:table-cell>
          <table:table-cell table:style-name="Tabela2.C2" office:value-type="string">
            <text:p text:style-name="P27">s : Product(b) &lt;= a : Book(b)</text:p>
          </table:table-cell>
        </table:table-row>
        <table:table-row>
          <table:table-cell table:style-name="Tabela2.A2" office:value-type="string">
            <text:p text:style-name="P30">#3</text:p>
          </table:table-cell>
          <table:table-cell table:style-name="Tabela2.A2" office:value-type="string">
            <text:p text:style-name="P29">S<text:span text:style-name="T35">D</text:span>&lt;=C<text:span text:style-name="T35">L</text:span></text:p>
          </table:table-cell>
          <table:table-cell table:style-name="Tabela2.C2" office:value-type="string">
            <text:p text:style-name="P27">s : Music(m) &lt;= a : Music(m)</text:p>
          </table:table-cell>
        </table:table-row>
        <table:table-row>
          <table:table-cell table:style-name="Tabela2.A2" office:value-type="string">
            <text:p text:style-name="P30">#4</text:p>
          </table:table-cell>
          <table:table-cell table:style-name="Tabela2.A2" office:value-type="string">
            <text:p text:style-name="P29">C<text:span text:style-name="T35">D</text:span>&lt;=S<text:span text:style-name="T35">L</text:span></text:p>
          </table:table-cell>
          <table:table-cell table:style-name="Tabela2.C2" office:value-type="string">
            <text:p text:style-name="P27">s : Product(m) &lt;= a : Music(m)</text:p>
          </table:table-cell>
        </table:table-row>
        <table:table-row>
          <table:table-cell table:style-name="Tabela2.A2" office:value-type="string">
            <text:p text:style-name="P30">#5</text:p>
          </table:table-cell>
          <table:table-cell table:style-name="Tabela2.A2" office:value-type="string">
            <text:p text:style-name="P29">C<text:span text:style-name="T35">D</text:span>&lt;=C<text:span text:style-name="T35">L</text:span></text:p>
          </table:table-cell>
          <table:table-cell table:style-name="Tabela2.C2" office:value-type="string">
            <text:p text:style-name="P27">s : Publ(p) &lt;= a : Publ(p)</text:p>
          </table:table-cell>
        </table:table-row>
        <table:table-row>
          <table:table-cell table:style-name="Tabela2.A2" office:value-type="string">
            <text:p text:style-name="P30">#6</text:p>
          </table:table-cell>
          <table:table-cell table:style-name="Tabela2.A2" office:value-type="string">
            <text:p text:style-name="P29">DP<text:span text:style-name="T35">D</text:span>&lt;=DP<text:span text:style-name="T35">L</text:span></text:p>
          </table:table-cell>
          <table:table-cell table:style-name="Tabela2.C2" office:value-type="string">
            <text:p text:style-name="P27">s : title(b; t) &lt;= a : title(b, t); a : Book(b)</text:p>
          </table:table-cell>
        </table:table-row>
        <table:table-row>
          <table:table-cell table:style-name="Tabela2.A2" office:value-type="string">
            <text:p text:style-name="P30">#7</text:p>
          </table:table-cell>
          <table:table-cell table:style-name="Tabela2.A2" office:value-type="string">
            <text:p text:style-name="P29">OP<text:span text:style-name="T35">D</text:span>&lt;=OP<text:span text:style-name="T35">L</text:span></text:p>
          </table:table-cell>
          <table:table-cell table:style-name="Tabela2.C2" office:value-type="string">
            <text:p text:style-name="P27">s : pub(b; p) &lt;= a : publisher(b, p); a : Book(b)</text:p>
          </table:table-cell>
        </table:table-row>
        <table:table-row>
          <table:table-cell table:style-name="Tabela2.A2" office:value-type="string">
            <text:p text:style-name="P30">#8</text:p>
          </table:table-cell>
          <table:table-cell table:style-name="Tabela2.A2" office:value-type="string">
            <text:p text:style-name="P29">DP<text:span text:style-name="T35">D</text:span>&lt;=DP<text:span text:style-name="T35">L</text:span></text:p>
          </table:table-cell>
          <table:table-cell table:style-name="Tabela2.C2" office:value-type="string">
            <text:p text:style-name="P27">s : title(m; t) &lt;= a : title(m, t); a : Music(m)</text:p>
          </table:table-cell>
        </table:table-row>
        <table:table-row>
          <table:table-cell table:style-name="Tabela2.A2" office:value-type="string">
            <text:p text:style-name="P30">#9</text:p>
          </table:table-cell>
          <table:table-cell table:style-name="Tabela2.A2" office:value-type="string">
            <text:p text:style-name="P29">DP<text:span text:style-name="T35">D</text:span>&lt;=DP<text:span text:style-name="T35">L</text:span></text:p>
          </table:table-cell>
          <table:table-cell table:style-name="Tabela2.C2" office:value-type="string">
            <text:p text:style-name="P27">s : name(p; n) &lt;= a : name(p, n); a : Publ(p)</text:p>
          </table:table-cell>
        </table:table-row>
        <table:table-row>
          <table:table-cell table:style-name="Tabela2.A2" office:value-type="string">
            <text:p text:style-name="P30">#10</text:p>
          </table:table-cell>
          <table:table-cell table:style-name="Tabela2.A2" office:value-type="string">
            <text:p text:style-name="P29">DP<text:span text:style-name="T35">D</text:span>&lt;=DP<text:span text:style-name="T35">L</text:span></text:p>
          </table:table-cell>
          <table:table-cell table:style-name="Tabela2.C2" office:value-type="string">
            <text:p text:style-name="P27">s : address(p; a) &lt;= a : address(p, a); a : Publ(p)</text:p>
          </table:table-cell>
        </table:table-row>
        <table:table-row>
          <table:table-cell table:style-name="Tabela2.A2" office:value-type="string">
            <text:p text:style-name="P30">#11</text:p>
          </table:table-cell>
          <table:table-cell table:style-name="Tabela2.A2" office:value-type="string">
            <text:p text:style-name="P29">DP<text:span text:style-name="T35">D</text:span>&lt;=OP<text:span text:style-name="T35">L</text:span>-DP<text:span text:style-name="T35">L</text:span></text:p>
          </table:table-cell>
          <table:table-cell table:style-name="Tabela2.C2" office:value-type="string">
            <text:p text:style-name="P27">s : recorder(m; n) &lt;= a : rec(m, r); a : recname(r, n); a : Recorder(r)</text:p>
          </table:table-cell>
        </table:table-row>
      </table:table>
      <text:p text:style-name="P16"/>
      <text:list xml:id="list35183835" text:continue-numbering="true" text:style-name="L9">
        <text:list-header>
          <text:p text:style-name="P61">Ebay</text:p>
        </text:list-header>
      </text:list>
      <table:table table:name="Tabela5" table:style-name="Tabela5">
        <table:table-column table:style-name="Tabela5.A"/>
        <table:table-column table:style-name="Tabela5.B"/>
        <table:table-column table:style-name="Tabela5.C"/>
        <table:table-row>
          <table:table-cell table:style-name="Tabela5.A1" office:value-type="string">
            <text:p text:style-name="P30">#1</text:p>
          </table:table-cell>
          <table:table-cell table:style-name="Tabela5.A1" office:value-type="string">
            <text:p text:style-name="P29">S<text:span text:style-name="T35">D</text:span>&lt;=C<text:span text:style-name="T35">L, R</text:span></text:p>
          </table:table-cell>
          <table:table-cell table:style-name="Tabela5.C1" office:value-type="string">
            <text:p text:style-name="P27">s : Book(p) &lt;= e : Product(p), e : type(p) = 'book'</text:p>
          </table:table-cell>
        </table:table-row>
        <table:table-row>
          <table:table-cell table:style-name="Tabela5.A2" office:value-type="string">
            <text:p text:style-name="P30">#2</text:p>
          </table:table-cell>
          <table:table-cell table:style-name="Tabela5.A2" office:value-type="string">
            <text:p text:style-name="P29">C<text:span text:style-name="T35">D</text:span>&lt;=C<text:span text:style-name="T35">L, R</text:span></text:p>
          </table:table-cell>
          <table:table-cell table:style-name="Tabela5.C2" office:value-type="string">
            <text:p text:style-name="P27">s : Product(p) &lt;= e : Product(p), e : type(p) = 'book'</text:p>
          </table:table-cell>
        </table:table-row>
        <table:table-row>
          <table:table-cell table:style-name="Tabela5.A2" office:value-type="string">
            <text:p text:style-name="P30">#3</text:p>
          </table:table-cell>
          <table:table-cell table:style-name="Tabela5.A2" office:value-type="string">
            <text:p text:style-name="P29">S<text:span text:style-name="T35">D</text:span>&lt;=C<text:span text:style-name="T35">L, R</text:span></text:p>
          </table:table-cell>
          <table:table-cell table:style-name="Tabela5.C2" office:value-type="string">
            <text:p text:style-name="P27">s : Music(p) &lt;= e : Product(p), e : type(p) = 'music'</text:p>
          </table:table-cell>
        </table:table-row>
        <table:table-row>
          <table:table-cell table:style-name="Tabela5.A2" office:value-type="string">
            <text:p text:style-name="P30">#4</text:p>
          </table:table-cell>
          <table:table-cell table:style-name="Tabela5.A2" office:value-type="string">
            <text:p text:style-name="P29">C<text:span text:style-name="T35">D</text:span>&lt;=C<text:span text:style-name="T35">L, R</text:span></text:p>
          </table:table-cell>
          <table:table-cell table:style-name="Tabela5.C2" office:value-type="string">
            <text:p text:style-name="P27">s : Product(p) &lt;= e : Product(p), e : type(p) = 'music'</text:p>
          </table:table-cell>
        </table:table-row>
        <table:table-row>
          <table:table-cell table:style-name="Tabela5.A2" office:value-type="string">
            <text:p text:style-name="P30">#5</text:p>
          </table:table-cell>
          <table:table-cell table:style-name="Tabela5.A2" office:value-type="string">
            <text:p text:style-name="P29">DP<text:span text:style-name="T35">D</text:span>&lt;=DP<text:span text:style-name="T35">L, R</text:span></text:p>
          </table:table-cell>
          <table:table-cell table:style-name="Tabela5.C2" office:value-type="string">
            <text:p text:style-name="P27">s : title(p, t) &lt;= e : title(p, t), e : Product(p), e : type(p) = 'book'</text:p>
          </table:table-cell>
        </table:table-row>
        <table:table-row>
          <table:table-cell table:style-name="Tabela5.A2" office:value-type="string">
            <text:p text:style-name="P30">#6</text:p>
          </table:table-cell>
          <table:table-cell table:style-name="Tabela5.A2" office:value-type="string">
            <text:p text:style-name="P29">DP<text:span text:style-name="T35">D</text:span>&lt;=DP<text:span text:style-name="T35">L, R</text:span></text:p>
          </table:table-cell>
          <table:table-cell table:style-name="Tabela5.C2" office:value-type="string">
            <text:p text:style-name="P27">s : title(p, t) &lt;= e : title(p, t), e : Product(p), e : type(p) = 'music'</text:p>
          </table:table-cell>
        </table:table-row>
        <table:table-row>
          <table:table-cell table:style-name="Tabela5.A2" office:value-type="string">
            <text:p text:style-name="P30">#7</text:p>
          </table:table-cell>
          <table:table-cell table:style-name="Tabela5.A2" office:value-type="string">
            <text:p text:style-name="P29">C<text:span text:style-name="T35">D</text:span>&lt;=DP<text:span text:style-name="T35">L, R</text:span></text:p>
          </table:table-cell>
          <table:table-cell table:style-name="Tabela5.C2" office:value-type="string">
            <text:p text:style-name="P27">s : Publ(fpubl(n)) &lt;= e : publisher(b, n); e : Product(b); </text:p>
            <text:p text:style-name="P27">e : type(b) = 'book'</text:p>
          </table:table-cell>
        </table:table-row>
        <table:table-row>
          <table:table-cell table:style-name="Tabela5.A2" office:value-type="string">
            <text:p text:style-name="P30">#8</text:p>
          </table:table-cell>
          <table:table-cell table:style-name="Tabela5.A2" office:value-type="string">
            <text:p text:style-name="P29">DP<text:span text:style-name="T35">D</text:span>&lt;=DP<text:span text:style-name="T35">L, R</text:span></text:p>
          </table:table-cell>
          <table:table-cell table:style-name="Tabela5.C2" office:value-type="string">
            <text:p text:style-name="P27">s : name(fpubl(n), n) &lt;= e : publisher(b, n); e : Product(b); </text:p>
            <text:p text:style-name="P27">e : type(b) = 'book'</text:p>
          </table:table-cell>
        </table:table-row>
        <text:soft-page-break/>
        <table:table-row>
          <table:table-cell table:style-name="Tabela5.A2" office:value-type="string">
            <text:p text:style-name="P30">#9</text:p>
          </table:table-cell>
          <table:table-cell table:style-name="Tabela5.A2" office:value-type="string">
            <text:p text:style-name="P29">OP<text:span text:style-name="T35">D</text:span>&lt;=DP<text:span text:style-name="T35">L, R</text:span></text:p>
          </table:table-cell>
          <table:table-cell table:style-name="Tabela5.C2" office:value-type="string">
            <text:p text:style-name="P27">s : pub(b, fpubl(n)) &lt;= e : publisher(b, n); e : Product(b); </text:p>
            <text:p text:style-name="P27">e : type(b) = 'book'</text:p>
          </table:table-cell>
        </table:table-row>
      </table:table>
      <text:p text:style-name="P16"/>
      <text:list xml:id="list35188806" text:continue-numbering="true" text:style-name="L9">
        <text:list-header>
          <text:p text:style-name="P61">(4) Tipos de Mapeamento entre Ontologias Locais e de Domínio identificados:</text:p>
        </text:list-header>
      </text:list>
      <table:table table:name="Tabela3" table:style-name="Tabela3">
        <table:table-column table:style-name="Tabela3.A"/>
        <table:table-column table:style-name="Tabela3.B"/>
        <table:table-column table:style-name="Tabela3.C"/>
        <table:table-row>
          <table:table-cell table:style-name="Tabela3.A1" office:value-type="string">
            <text:p text:style-name="P30">#1</text:p>
          </table:table-cell>
          <table:table-cell table:style-name="Tabela3.A1" office:value-type="string">
            <text:p text:style-name="P29">C<text:span text:style-name="T35">D</text:span>&lt;=C<text:span text:style-name="T35">L</text:span></text:p>
          </table:table-cell>
          <table:table-cell table:style-name="Tabela3.C1" office:value-type="string">
            <text:p text:style-name="P27">Classe Domínio &lt;= Classe Local</text:p>
          </table:table-cell>
        </table:table-row>
        <table:table-row>
          <table:table-cell table:style-name="Tabela3.A2" office:value-type="string">
            <text:p text:style-name="P30">#2</text:p>
          </table:table-cell>
          <table:table-cell table:style-name="Tabela3.A2" office:value-type="string">
            <text:p text:style-name="P29">C<text:span text:style-name="T35">D</text:span>&lt;=S<text:span text:style-name="T35">L</text:span></text:p>
          </table:table-cell>
          <table:table-cell table:style-name="Tabela3.C2" office:value-type="string">
            <text:p text:style-name="P27">Classe Domínio &lt;= Subclasse Local</text:p>
          </table:table-cell>
        </table:table-row>
        <table:table-row>
          <table:table-cell table:style-name="Tabela3.A2" office:value-type="string">
            <text:p text:style-name="P30">#3</text:p>
          </table:table-cell>
          <table:table-cell table:style-name="Tabela3.A2" office:value-type="string">
            <text:p text:style-name="P29">S<text:span text:style-name="T35">D</text:span>&lt;=S<text:span text:style-name="T35">L</text:span></text:p>
          </table:table-cell>
          <table:table-cell table:style-name="Tabela3.C2" office:value-type="string">
            <text:p text:style-name="P27">Subclasse Domínio &lt;= Subclasse Local</text:p>
          </table:table-cell>
        </table:table-row>
        <table:table-row>
          <table:table-cell table:style-name="Tabela3.A2" office:value-type="string">
            <text:p text:style-name="P30">#4</text:p>
          </table:table-cell>
          <table:table-cell table:style-name="Tabela3.A2" office:value-type="string">
            <text:p text:style-name="P29">DP<text:span text:style-name="T35">D</text:span>&lt;=DP<text:span text:style-name="T35">L</text:span></text:p>
          </table:table-cell>
          <table:table-cell table:style-name="Tabela3.C2" office:value-type="string">
            <text:p text:style-name="P27">Data Property Domínio &lt;= Data Property Local</text:p>
          </table:table-cell>
        </table:table-row>
        <table:table-row>
          <table:table-cell table:style-name="Tabela3.A2" office:value-type="string">
            <text:p text:style-name="P30">#5</text:p>
          </table:table-cell>
          <table:table-cell table:style-name="Tabela3.A2" office:value-type="string">
            <text:p text:style-name="P29">OP<text:span text:style-name="T35">D</text:span>&lt;=OP<text:span text:style-name="T35">L</text:span></text:p>
          </table:table-cell>
          <table:table-cell table:style-name="Tabela3.C2" office:value-type="string">
            <text:p text:style-name="P27">Object Property Domínio &lt;= Object Property Local</text:p>
          </table:table-cell>
        </table:table-row>
        <table:table-row>
          <table:table-cell table:style-name="Tabela3.A2" office:value-type="string">
            <text:p text:style-name="P30">#6</text:p>
          </table:table-cell>
          <table:table-cell table:style-name="Tabela3.A2" office:value-type="string">
            <text:p text:style-name="P29">DP<text:span text:style-name="T35">D</text:span>&lt;=OP<text:span text:style-name="T35">L</text:span>-DP<text:span text:style-name="T35">L</text:span></text:p>
          </table:table-cell>
          <table:table-cell table:style-name="Tabela3.C2" office:value-type="string">
            <text:p text:style-name="P27">Data Property Domínio &lt;= caminho de Object Property Local para Data Property Local</text:p>
          </table:table-cell>
        </table:table-row>
        <table:table-row>
          <table:table-cell table:style-name="Tabela3.A2" office:value-type="string">
            <text:p text:style-name="P30">#7</text:p>
          </table:table-cell>
          <table:table-cell table:style-name="Tabela3.A2" office:value-type="string">
            <text:p text:style-name="P29">S<text:span text:style-name="T35">D</text:span>&lt;=C<text:span text:style-name="T35">L, R</text:span></text:p>
          </table:table-cell>
          <table:table-cell table:style-name="Tabela3.C2" office:value-type="string">
            <text:p text:style-name="P27">Subclasse Domínio &lt;= Classe Local com Restrição</text:p>
          </table:table-cell>
        </table:table-row>
        <table:table-row>
          <table:table-cell table:style-name="Tabela3.A2" office:value-type="string">
            <text:p text:style-name="P30">#8</text:p>
          </table:table-cell>
          <table:table-cell table:style-name="Tabela3.A2" office:value-type="string">
            <text:p text:style-name="P29">C<text:span text:style-name="T35">D</text:span>&lt;=C<text:span text:style-name="T35">L, R</text:span></text:p>
          </table:table-cell>
          <table:table-cell table:style-name="Tabela3.C2" office:value-type="string">
            <text:p text:style-name="P27">Classe Domínio &lt;= Classe Local com Restrição</text:p>
          </table:table-cell>
        </table:table-row>
        <table:table-row>
          <table:table-cell table:style-name="Tabela3.A2" office:value-type="string">
            <text:p text:style-name="P30">#9</text:p>
          </table:table-cell>
          <table:table-cell table:style-name="Tabela3.A2" office:value-type="string">
            <text:p text:style-name="P29">DP<text:span text:style-name="T35">D</text:span>&lt;=DP<text:span text:style-name="T35">L, R</text:span></text:p>
          </table:table-cell>
          <table:table-cell table:style-name="Tabela3.C2" office:value-type="string">
            <text:p text:style-name="P27">Data Property Domínio &lt;= Data Property Local com Restrição</text:p>
          </table:table-cell>
        </table:table-row>
        <table:table-row>
          <table:table-cell table:style-name="Tabela3.A2" office:value-type="string">
            <text:p text:style-name="P30">#10</text:p>
          </table:table-cell>
          <table:table-cell table:style-name="Tabela3.A2" office:value-type="string">
            <text:p text:style-name="P29">C<text:span text:style-name="T35">D</text:span>&lt;=DP<text:span text:style-name="T35">L, R</text:span></text:p>
          </table:table-cell>
          <table:table-cell table:style-name="Tabela3.C2" office:value-type="string">
            <text:p text:style-name="P27">Classe Domínio &lt;= Data Property Local com Restrição</text:p>
          </table:table-cell>
        </table:table-row>
        <table:table-row>
          <table:table-cell table:style-name="Tabela3.A2" office:value-type="string">
            <text:p text:style-name="P30">#11</text:p>
          </table:table-cell>
          <table:table-cell table:style-name="Tabela3.A2" office:value-type="string">
            <text:p text:style-name="P29">OP<text:span text:style-name="T35">D</text:span>&lt;=DP<text:span text:style-name="T35">L, R</text:span></text:p>
          </table:table-cell>
          <table:table-cell table:style-name="Tabela3.C2" office:value-type="string">
            <text:p text:style-name="P27">Object Property Domínio &lt;= Data Property Local com Restrição</text:p>
          </table:table-cell>
        </table:table-row>
      </table:table>
      <text:p text:style-name="P35"/>
      <text:p text:style-name="P35">(5) Usando transição entre as regras para substituir os elementos das ontologias locais pelos objetos do banco de dados:</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30">#</text:p>
          </table:table-cell>
          <table:table-cell table:style-name="Tabela7.A1" office:value-type="string">
            <text:p text:style-name="P31">O<text:span text:style-name="T35">L </text:span>&lt;= BD</text:p>
          </table:table-cell>
          <table:table-cell table:style-name="Tabela7.A1" office:value-type="string">
            <text:p text:style-name="P31">O<text:span text:style-name="T35">D </text:span>&lt;= O<text:span text:style-name="T35">L</text:span></text:p>
          </table:table-cell>
          <table:table-cell table:style-name="Tabela7.D1" office:value-type="string">
            <text:p text:style-name="P31">O<text:span text:style-name="T35">D </text:span>&lt;= BD</text:p>
          </table:table-cell>
        </table:table-row>
        <table:table-row>
          <table:table-cell table:style-name="Tabela7.A2" office:value-type="string">
            <text:p text:style-name="P30">#1</text:p>
          </table:table-cell>
          <table:table-cell table:style-name="Tabela7.A2" office:value-type="string">
            <text:p text:style-name="P33">S<text:span text:style-name="T35">L</text:span> &lt;= T</text:p>
            <text:p text:style-name="P33">a : Book(b) &lt;= book</text:p>
          </table:table-cell>
          <table:table-cell table:style-name="Tabela7.A2" office:value-type="string">
            <text:p text:style-name="P33">S<text:span text:style-name="T35">D </text:span>&lt;= S<text:span text:style-name="T35">L</text:span></text:p>
            <text:p text:style-name="P33">s : Book(b) &lt;= a : Book(b)</text:p>
          </table:table-cell>
          <table:table-cell table:style-name="Tabela7.D2" office:value-type="string">
            <text:p text:style-name="P33">S<text:span text:style-name="T35">D </text:span>&lt;= T</text:p>
            <text:p text:style-name="P33">s : Book(b) &lt;= book</text:p>
          </table:table-cell>
        </table:table-row>
        <table:table-row>
          <table:table-cell table:style-name="Tabela7.A2" office:value-type="string">
            <text:p text:style-name="P30">#2</text:p>
          </table:table-cell>
          <table:table-cell table:style-name="Tabela7.A2" office:value-type="string">
            <text:p text:style-name="P33">S<text:span text:style-name="T35">L</text:span> &lt;= T</text:p>
            <text:p text:style-name="P33">a : Book(b) &lt;= book</text:p>
          </table:table-cell>
          <table:table-cell table:style-name="Tabela7.A2" office:value-type="string">
            <text:p text:style-name="P33">C<text:span text:style-name="T35">D </text:span>&lt;= S<text:span text:style-name="T35">L</text:span></text:p>
            <text:p text:style-name="P33">s : Product(b) &lt;= a : Book(b)</text:p>
          </table:table-cell>
          <table:table-cell table:style-name="Tabela7.D2" office:value-type="string">
            <text:p text:style-name="P33">C<text:span text:style-name="T35">D </text:span>&lt;= T</text:p>
            <text:p text:style-name="P33">s : Product(b) &lt;= book</text:p>
          </table:table-cell>
        </table:table-row>
        <table:table-row>
          <table:table-cell table:style-name="Tabela7.A2" office:value-type="string">
            <text:p text:style-name="P30">#3</text:p>
          </table:table-cell>
          <table:table-cell table:style-name="Tabela7.A2" office:value-type="string">
            <text:p text:style-name="P33">S<text:span text:style-name="T35">L</text:span> &lt;= T</text:p>
            <text:p text:style-name="P33">a : Music(m) &lt;= music</text:p>
          </table:table-cell>
          <table:table-cell table:style-name="Tabela7.A2" office:value-type="string">
            <text:p text:style-name="P33">S<text:span text:style-name="T35">D</text:span>&lt;=S<text:span text:style-name="T35">L</text:span></text:p>
            <text:p text:style-name="P33">s : Music(m) &lt;= a : Music(m)</text:p>
          </table:table-cell>
          <table:table-cell table:style-name="Tabela7.D2" office:value-type="string">
            <text:p text:style-name="P33">S<text:span text:style-name="T35">D </text:span>&lt;= T</text:p>
            <text:p text:style-name="P33">s : Music(m) &lt;= music</text:p>
          </table:table-cell>
        </table:table-row>
        <table:table-row>
          <table:table-cell table:style-name="Tabela7.A2" office:value-type="string">
            <text:p text:style-name="P30">#4</text:p>
          </table:table-cell>
          <table:table-cell table:style-name="Tabela7.A2" office:value-type="string">
            <text:p text:style-name="P33">S<text:span text:style-name="T35">L</text:span> &lt;= T</text:p>
            <text:p text:style-name="P33">a : Music(m) &lt;= music</text:p>
          </table:table-cell>
          <table:table-cell table:style-name="Tabela7.A2" office:value-type="string">
            <text:p text:style-name="P33">C<text:span text:style-name="T35">D </text:span>&lt;= S<text:span text:style-name="T35">L</text:span></text:p>
            <text:p text:style-name="P33">s : Product(m) &lt;= a : Music(m)</text:p>
          </table:table-cell>
          <table:table-cell table:style-name="Tabela7.D2" office:value-type="string">
            <text:p text:style-name="P33">C<text:span text:style-name="T35">D </text:span>&lt;= T</text:p>
            <text:p text:style-name="P33">s : Product(m) &lt;= music</text:p>
          </table:table-cell>
        </table:table-row>
        <table:table-row>
          <table:table-cell table:style-name="Tabela7.A2" office:value-type="string">
            <text:p text:style-name="P30">#5</text:p>
          </table:table-cell>
          <table:table-cell table:style-name="Tabela7.A2" office:value-type="string">
            <text:p text:style-name="P34">C<text:span text:style-name="T35">L </text:span>&lt;= T</text:p>
            <text:p text:style-name="P34">a : Publ(p) &lt;= publisher</text:p>
          </table:table-cell>
          <table:table-cell table:style-name="Tabela7.A2" office:value-type="string">
            <text:p text:style-name="P34">C<text:span text:style-name="T35">D </text:span>&lt;= C<text:span text:style-name="T35">L</text:span></text:p>
            <text:p text:style-name="P34">s : Publ(p) &lt;= a : Publ(p)</text:p>
          </table:table-cell>
          <table:table-cell table:style-name="Tabela7.D2" office:value-type="string">
            <text:p text:style-name="P34">C<text:span text:style-name="T35">D </text:span>&lt;= T</text:p>
            <text:p text:style-name="P34">s : Publ(p) &lt;= publisher</text:p>
          </table:table-cell>
        </table:table-row>
        <table:table-row>
          <table:table-cell table:style-name="Tabela7.A2" office:value-type="string">
            <text:p text:style-name="P30">#6</text:p>
          </table:table-cell>
          <table:table-cell table:style-name="Tabela7.A2" office:value-type="string">
            <text:p text:style-name="P32"><text:span text:style-name="T46">DP</text:span><text:span text:style-name="T39">L </text:span><text:span text:style-name="T46">&lt;= T.C</text:span><text:span text:style-name="T39">O</text:span></text:p>
            <text:p text:style-name="P34">a : title(b, t); a : Book(b) &lt;= book.title</text:p>
          </table:table-cell>
          <table:table-cell table:style-name="Tabela7.A2" office:value-type="string">
            <text:p text:style-name="P34">DP<text:span text:style-name="T35">D </text:span>&lt;= DP<text:span text:style-name="T35">L</text:span></text:p>
            <text:p text:style-name="P34">s : title(b; t) &lt;= a : title(b, t); a : Book(b)</text:p>
          </table:table-cell>
          <table:table-cell table:style-name="Tabela7.D2" office:value-type="string">
            <text:p text:style-name="P32"><text:span text:style-name="T46">DP</text:span><text:span text:style-name="T39">D </text:span><text:span text:style-name="T46">&lt;= T.</text:span>C<text:span text:style-name="T35">O</text:span></text:p>
            <text:p text:style-name="P34">s : title(b; t) &lt;= book.title</text:p>
          </table:table-cell>
        </table:table-row>
        <table:table-row>
          <table:table-cell table:style-name="Tabela7.A2" office:value-type="string">
            <text:p text:style-name="P30">#7</text:p>
          </table:table-cell>
          <table:table-cell table:style-name="Tabela7.A2" office:value-type="string">
            <text:p text:style-name="P34">OP<text:span text:style-name="T35">L </text:span>&lt;= T.C<text:span text:style-name="T35">O, FK</text:span></text:p>
            <text:p text:style-name="P34">a : publisher(b, p); a : Book(b) &lt;= book.publisher</text:p>
          </table:table-cell>
          <table:table-cell table:style-name="Tabela7.A2" office:value-type="string">
            <text:p text:style-name="P34">OP<text:span text:style-name="T35">D </text:span>&lt;= OP<text:span text:style-name="T35">L</text:span></text:p>
            <text:p text:style-name="P34">s : pub(b; p) &lt;= a : publisher(b, p); a : Book(b)</text:p>
          </table:table-cell>
          <table:table-cell table:style-name="Tabela7.D2" office:value-type="string">
            <text:p text:style-name="P34">OP<text:span text:style-name="T35">D </text:span>&lt;= T.C<text:span text:style-name="T35">O, FK</text:span></text:p>
            <text:p text:style-name="P34">s : pub(b; p) &lt;= book.publisher</text:p>
          </table:table-cell>
        </table:table-row>
        <table:table-row>
          <table:table-cell table:style-name="Tabela7.A2" office:value-type="string">
            <text:p text:style-name="P30">#8</text:p>
          </table:table-cell>
          <table:table-cell table:style-name="Tabela7.A2" office:value-type="string">
            <text:p text:style-name="P32"><text:span text:style-name="T46">DP</text:span><text:span text:style-name="T39">L </text:span><text:span text:style-name="T46">&lt;= T.C</text:span><text:span text:style-name="T39">O</text:span></text:p>
            <text:p text:style-name="P34">a : title(m, t); a : Music(m) &lt;= music.title</text:p>
          </table:table-cell>
          <table:table-cell table:style-name="Tabela7.A2" office:value-type="string">
            <text:p text:style-name="P34">DP<text:span text:style-name="T35">D </text:span>&lt;= DP<text:span text:style-name="T35">L</text:span></text:p>
            <text:p text:style-name="P34">s : title(m; t) &lt;= a : title(m, t); a : Music(m)</text:p>
          </table:table-cell>
          <table:table-cell table:style-name="Tabela7.D2" office:value-type="string">
            <text:p text:style-name="P32"><text:span text:style-name="T46">DP</text:span><text:span text:style-name="T39">D </text:span><text:span text:style-name="T46">&lt;= T.</text:span>C<text:span text:style-name="T35">O</text:span></text:p>
            <text:p text:style-name="P34">s : title(m; t) &lt;= music.title</text:p>
          </table:table-cell>
        </table:table-row>
        <text:soft-page-break/>
        <table:table-row>
          <table:table-cell table:style-name="Tabela7.A2" office:value-type="string">
            <text:p text:style-name="P30">#9</text:p>
          </table:table-cell>
          <table:table-cell table:style-name="Tabela7.A2" office:value-type="string">
            <text:p text:style-name="P32"><text:span text:style-name="T46">DP</text:span><text:span text:style-name="T39">L </text:span><text:span text:style-name="T46">&lt;= T.C</text:span><text:span text:style-name="T39">O</text:span></text:p>
            <text:p text:style-name="P34">a : name(p, n); a : Publ(p) &lt;= publisher.name</text:p>
          </table:table-cell>
          <table:table-cell table:style-name="Tabela7.A2" office:value-type="string">
            <text:p text:style-name="P34">DP<text:span text:style-name="T35">D </text:span>&lt;= DP<text:span text:style-name="T35">L</text:span></text:p>
            <text:p text:style-name="P34">s : name(p; n) &lt;= a : name(p, n); a : Publ(p)</text:p>
          </table:table-cell>
          <table:table-cell table:style-name="Tabela7.D2" office:value-type="string">
            <text:p text:style-name="P34">DP<text:span text:style-name="T35">D </text:span>&lt;= T.C<text:span text:style-name="T35">O</text:span></text:p>
            <text:p text:style-name="P34">s : name(p; n) &lt;= publisher.name</text:p>
          </table:table-cell>
        </table:table-row>
        <table:table-row>
          <table:table-cell table:style-name="Tabela7.A2" office:value-type="string">
            <text:p text:style-name="P30">#10</text:p>
          </table:table-cell>
          <table:table-cell table:style-name="Tabela7.A2" office:value-type="string">
            <text:p text:style-name="P32"><text:span text:style-name="T46">DP</text:span><text:span text:style-name="T39">L </text:span><text:span text:style-name="T46">&lt;= T.C</text:span><text:span text:style-name="T39">O</text:span></text:p>
            <text:p text:style-name="P34">a : address(p, a); a : Publ(p) &lt;= publisher.address</text:p>
          </table:table-cell>
          <table:table-cell table:style-name="Tabela7.A2" office:value-type="string">
            <text:p text:style-name="P34">DP<text:span text:style-name="T35">D </text:span>&lt;= DP<text:span text:style-name="T35">L</text:span></text:p>
            <text:p text:style-name="P34">s : address(p; a) &lt;= a : address(p, a); a : Publ(p)</text:p>
          </table:table-cell>
          <table:table-cell table:style-name="Tabela7.D2" office:value-type="string">
            <text:p text:style-name="P34">DP<text:span text:style-name="T35">D </text:span>&lt;= T.C<text:span text:style-name="T35">O</text:span></text:p>
            <text:p text:style-name="P34">s : address(p; a) &lt;= publisher.address</text:p>
          </table:table-cell>
        </table:table-row>
        <table:table-row>
          <table:table-cell table:style-name="Tabela7.A2" office:value-type="string">
            <text:p text:style-name="P30">#11</text:p>
          </table:table-cell>
          <table:table-cell table:style-name="Tabela7.A2" office:value-type="string">
            <text:p text:style-name="P34">OP<text:span text:style-name="T35">L </text:span>&lt;= T.C<text:span text:style-name="T35">O, FK</text:span> ; DP<text:span text:style-name="T35">L </text:span>&lt;= T.C<text:span text:style-name="T35">O</text:span></text:p>
            <text:p text:style-name="P34">a : rec(m, r) &lt;= music.rec; </text:p>
            <text:p text:style-name="P34">a : recname(r, n); a : Recorder(r) &lt;= recorder.recname</text:p>
          </table:table-cell>
          <table:table-cell table:style-name="Tabela7.A2" office:value-type="string">
            <text:p text:style-name="P34">DP<text:span text:style-name="T35">D</text:span> &lt;= OP<text:span text:style-name="T35">L </text:span>; DP<text:span text:style-name="T35">L</text:span></text:p>
            <text:p text:style-name="P34">s : recorder(m; n) &lt;= a : rec(m, r); a : recname(r, n); a : Recorder(r)</text:p>
          </table:table-cell>
          <table:table-cell table:style-name="Tabela7.D2" office:value-type="string">
            <text:p text:style-name="P34">DP<text:span text:style-name="T35">D</text:span> &lt;= T.C<text:span text:style-name="T35">O, FK</text:span> ; T.C<text:span text:style-name="T35">O</text:span></text:p>
            <text:p text:style-name="P34">s : recorder(m; n) &lt;= music.rec;</text:p>
            <text:p text:style-name="P34">recorder.recname</text:p>
          </table:table-cell>
        </table:table-row>
      </table:table>
      <text:p text:style-name="P62">Tabela : Transformação dos mapeamentos da base Amazon.</text:p>
      <text:list xml:id="list35193993" text:continue-numbering="true" text:style-name="L9">
        <text:list-header>
          <text:p text:style-name="P61"/>
        </text:list-header>
      </text:list>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30">#</text:p>
          </table:table-cell>
          <table:table-cell table:style-name="Tabela8.A1" office:value-type="string">
            <text:p text:style-name="P31">O<text:span text:style-name="T35">L </text:span>&lt;= BD</text:p>
          </table:table-cell>
          <table:table-cell table:style-name="Tabela8.A1" office:value-type="string">
            <text:p text:style-name="P31">O<text:span text:style-name="T35">D </text:span>&lt;= O<text:span text:style-name="T35">L</text:span></text:p>
          </table:table-cell>
          <table:table-cell table:style-name="Tabela8.D1" office:value-type="string">
            <text:p text:style-name="P31">O<text:span text:style-name="T35">D </text:span>&lt;= BD</text:p>
          </table:table-cell>
        </table:table-row>
        <table:table-row>
          <table:table-cell table:style-name="Tabela8.A2" office:value-type="string">
            <text:p text:style-name="P41">#1</text:p>
          </table:table-cell>
          <table:table-cell table:style-name="Tabela8.A2" office:value-type="string">
            <text:p text:style-name="P34">C<text:span text:style-name="T35">L, R </text:span>&lt;= T<text:span text:style-name="T35">R</text:span></text:p>
            <text:p text:style-name="P34">e : Product(p), e : type(p) = 'book' </text:p>
            <text:p text:style-name="P34">&lt;= product, product.type = 'book'</text:p>
          </table:table-cell>
          <table:table-cell table:style-name="Tabela8.A2" office:value-type="string">
            <text:p text:style-name="P34">S<text:span text:style-name="T35">D </text:span>&lt;= C<text:span text:style-name="T35">L, R</text:span></text:p>
            <text:p text:style-name="P40">s : Book(p) &lt;= e : Product(p), e : type(p) = 'book'</text:p>
          </table:table-cell>
          <table:table-cell table:style-name="Tabela8.D2" office:value-type="string">
            <text:p text:style-name="P34">S<text:span text:style-name="T35">D </text:span>&lt;= T<text:span text:style-name="T35">R</text:span></text:p>
            <text:p text:style-name="P40">s : Book(p) &lt;= </text:p>
            <text:p text:style-name="P40">product, product.type = 'book'</text:p>
          </table:table-cell>
        </table:table-row>
        <table:table-row>
          <table:table-cell table:style-name="Tabela8.A2" office:value-type="string">
            <text:p text:style-name="P41">#2</text:p>
          </table:table-cell>
          <table:table-cell table:style-name="Tabela8.A2" office:value-type="string">
            <text:p text:style-name="P34">C<text:span text:style-name="T35">L, R </text:span>&lt;= T<text:span text:style-name="T35">R</text:span></text:p>
            <text:p text:style-name="P34">e : Product(p), e : type(p) = 'book' </text:p>
            <text:p text:style-name="P34">&lt;= product, product.type = 'book'</text:p>
          </table:table-cell>
          <table:table-cell table:style-name="Tabela8.A2" office:value-type="string">
            <text:p text:style-name="P40">C<text:span text:style-name="T35">D </text:span>&lt;= C<text:span text:style-name="T35">L, R</text:span></text:p>
            <text:p text:style-name="P40">s : Product(p) &lt;= e : Product(p), e : type(p) = 'book'</text:p>
          </table:table-cell>
          <table:table-cell table:style-name="Tabela8.D2" office:value-type="string">
            <text:p text:style-name="P34">C<text:span text:style-name="T35">D </text:span>&lt;= T<text:span text:style-name="T35">R</text:span></text:p>
            <text:p text:style-name="P40">s : Product(p) &lt;= </text:p>
            <text:p text:style-name="P40">product, product.type = 'book'</text:p>
          </table:table-cell>
        </table:table-row>
        <table:table-row>
          <table:table-cell table:style-name="Tabela8.A2" office:value-type="string">
            <text:p text:style-name="P41">#3</text:p>
          </table:table-cell>
          <table:table-cell table:style-name="Tabela8.A2" office:value-type="string">
            <text:p text:style-name="P34">C<text:span text:style-name="T35">L, R </text:span>&lt;= T<text:span text:style-name="T35">R</text:span></text:p>
            <text:p text:style-name="P34">e : Product(p), e : type(p) = 'music'</text:p>
            <text:p text:style-name="P34">&lt;= product, product.type = 'music'</text:p>
          </table:table-cell>
          <table:table-cell table:style-name="Tabela8.A2" office:value-type="string">
            <text:p text:style-name="P34">S<text:span text:style-name="T35">D </text:span>&lt;= C<text:span text:style-name="T35">L, R</text:span></text:p>
            <text:p text:style-name="P34">s : Music(p) &lt;= e : Product(p), e : type(p) = 'music'</text:p>
          </table:table-cell>
          <table:table-cell table:style-name="Tabela8.D2" office:value-type="string">
            <text:p text:style-name="P34">S<text:span text:style-name="T35">D </text:span>&lt;= T<text:span text:style-name="T35">R</text:span></text:p>
            <text:p text:style-name="P40">s : Music(p) &lt;= </text:p>
            <text:p text:style-name="P40">product, product.type = 'music'</text:p>
          </table:table-cell>
        </table:table-row>
        <table:table-row>
          <table:table-cell table:style-name="Tabela8.A2" office:value-type="string">
            <text:p text:style-name="P41">#4</text:p>
          </table:table-cell>
          <table:table-cell table:style-name="Tabela8.A2" office:value-type="string">
            <text:p text:style-name="P34">C<text:span text:style-name="T35">L, R </text:span>&lt;= T<text:span text:style-name="T35">R</text:span></text:p>
            <text:p text:style-name="P34">e : Product(p), e : type(p) = 'music'</text:p>
            <text:p text:style-name="P34">&lt;= product, product.type = 'music'</text:p>
          </table:table-cell>
          <table:table-cell table:style-name="Tabela8.A2" office:value-type="string">
            <text:p text:style-name="P34">C<text:span text:style-name="T35">D </text:span>&lt;= C<text:span text:style-name="T35">L, R</text:span></text:p>
            <text:p text:style-name="P34">s : Product(p) &lt;= e : Product(p), e : type(p) = 'music'</text:p>
          </table:table-cell>
          <table:table-cell table:style-name="Tabela8.D2" office:value-type="string">
            <text:p text:style-name="P34">C<text:span text:style-name="T35">D </text:span>&lt;= T<text:span text:style-name="T35">R</text:span></text:p>
            <text:p text:style-name="P40">s : Product(p) &lt;= </text:p>
            <text:p text:style-name="P40">product, product.type = 'music'</text:p>
          </table:table-cell>
        </table:table-row>
        <table:table-row>
          <table:table-cell table:style-name="Tabela8.A2" office:value-type="string">
            <text:p text:style-name="P41">#5</text:p>
          </table:table-cell>
          <table:table-cell table:style-name="Tabela8.A2" office:value-type="string">
            <text:p text:style-name="P34">DP<text:span text:style-name="T35">L, R</text:span> &lt;= T.C<text:span text:style-name="T35">O</text:span> </text:p>
            <text:p text:style-name="P34">e : title(p, t), e : Product(p), </text:p>
            <text:p text:style-name="P34">e : type(p) = 'book' &lt;=</text:p>
            <text:p text:style-name="P34">product.title</text:p>
          </table:table-cell>
          <table:table-cell table:style-name="Tabela8.A2" office:value-type="string">
            <text:p text:style-name="P34">DP<text:span text:style-name="T35">D </text:span>&lt;= DP<text:span text:style-name="T35">L, R</text:span></text:p>
            <text:p text:style-name="P34">s : title(p, t) &lt;= e : title(p, t), e : Product(p), </text:p>
            <text:p text:style-name="P34">e : type(p) = 'book'</text:p>
          </table:table-cell>
          <table:table-cell table:style-name="Tabela8.D2" office:value-type="string">
            <text:p text:style-name="P34">DP<text:span text:style-name="T35">D </text:span>&lt;= T.C<text:span text:style-name="T35">O</text:span></text:p>
            <text:p text:style-name="P34">s : title(p, t) &lt;= product.title</text:p>
            <text:p text:style-name="P34"/>
          </table:table-cell>
        </table:table-row>
        <table:table-row>
          <table:table-cell table:style-name="Tabela8.A2" office:value-type="string">
            <text:p text:style-name="P41">#6</text:p>
          </table:table-cell>
          <table:table-cell table:style-name="Tabela8.A2" office:value-type="string">
            <text:p text:style-name="P34">DP<text:span text:style-name="T35">L, R</text:span> &lt;= T.C<text:span text:style-name="T35">O</text:span> </text:p>
            <text:p text:style-name="P34">e : title(p, t), e : Product(p), </text:p>
            <text:p text:style-name="P34">e : type(p) = 'music' &lt;=</text:p>
            <text:p text:style-name="P34">product.title</text:p>
          </table:table-cell>
          <table:table-cell table:style-name="Tabela8.A2" office:value-type="string">
            <text:p text:style-name="P34">DP<text:span text:style-name="T35">D </text:span>&lt;= DP<text:span text:style-name="T35">L, R</text:span></text:p>
            <text:p text:style-name="P34">s : title(p, t) &lt;= e : title(p, t), e : Product(p), </text:p>
            <text:p text:style-name="P34">e : type(p) = 'music'</text:p>
          </table:table-cell>
          <table:table-cell table:style-name="Tabela8.D2" office:value-type="string">
            <text:p text:style-name="P34">DP<text:span text:style-name="T35">D </text:span>&lt;= T.C<text:span text:style-name="T35">O </text:span></text:p>
            <text:p text:style-name="P34">s : title(p, t) &lt;= product.title</text:p>
            <text:p text:style-name="P34"><text:span text:style-name="T35"/></text:p>
          </table:table-cell>
        </table:table-row>
        <table:table-row>
          <table:table-cell table:style-name="Tabela8.A2" office:value-type="string">
            <text:p text:style-name="P41">#7</text:p>
          </table:table-cell>
          <table:table-cell table:style-name="Tabela8.A2" office:value-type="string">
            <text:p text:style-name="P34">DP<text:span text:style-name="T35">L, R</text:span> &lt;= T.C<text:span text:style-name="T35">O</text:span> </text:p>
            <text:p text:style-name="P36">e : publisher(b, n); </text:p>
            <text:p text:style-name="P34">e : Product(b); e : type(b) = 'book' &lt;=</text:p>
            <text:p text:style-name="P34">product.publisher</text:p>
          </table:table-cell>
          <table:table-cell table:style-name="Tabela8.A2" office:value-type="string">
            <text:p text:style-name="P34">C<text:span text:style-name="T35">D </text:span>&lt;= DP<text:span text:style-name="T35">L, R</text:span></text:p>
            <text:p text:style-name="P34">s : Publ(fpubl(n)) &lt;= </text:p>
            <text:p text:style-name="P34">e : publisher(b, n); </text:p>
            <text:p text:style-name="P34">e : Product(b); e : type(b) = 'book'</text:p>
          </table:table-cell>
          <table:table-cell table:style-name="Tabela8.D2" office:value-type="string">
            <text:p text:style-name="P34">C<text:span text:style-name="T35">D </text:span>&lt;= T.C<text:span text:style-name="T35">O</text:span></text:p>
            <text:p text:style-name="P34">s : Publ(fpubl(n)) &lt;=</text:p>
            <text:p text:style-name="P34">product.publisher</text:p>
          </table:table-cell>
        </table:table-row>
        <text:soft-page-break/>
        <table:table-row>
          <table:table-cell table:style-name="Tabela8.A2" office:value-type="string">
            <text:p text:style-name="P41">#8</text:p>
          </table:table-cell>
          <table:table-cell table:style-name="Tabela8.A2" office:value-type="string">
            <text:p text:style-name="P34">DP<text:span text:style-name="T35">L, R</text:span> &lt;= T.C<text:span text:style-name="T35">O</text:span> </text:p>
            <text:p text:style-name="P34">e : publisher(b, n); </text:p>
            <text:p text:style-name="P34">e : Product(b); e : type(b) = 'book'</text:p>
            <text:p text:style-name="P34">&lt;=</text:p>
            <text:p text:style-name="P34">product.publisher</text:p>
          </table:table-cell>
          <table:table-cell table:style-name="Tabela8.A2" office:value-type="string">
            <text:p text:style-name="P34">DP<text:span text:style-name="T35">D </text:span>&lt;= DP<text:span text:style-name="T35">L, R</text:span></text:p>
            <text:p text:style-name="P34">s : name(fpubl(n), n) &lt;= </text:p>
            <text:p text:style-name="P34">e : publisher(b, n); </text:p>
            <text:p text:style-name="P34">e : Product(b); e : type(b) = 'book'</text:p>
          </table:table-cell>
          <table:table-cell table:style-name="Tabela8.D2" office:value-type="string">
            <text:p text:style-name="P34">DP<text:span text:style-name="T35">D </text:span>&lt;= T.C<text:span text:style-name="T35">O</text:span></text:p>
            <text:p text:style-name="P34">s : name(fpubl(n), n) &lt;=</text:p>
            <text:p text:style-name="P34">product.publisher</text:p>
            <text:p text:style-name="P34"><text:span text:style-name="T35"/></text:p>
          </table:table-cell>
        </table:table-row>
        <table:table-row>
          <table:table-cell table:style-name="Tabela8.A2" office:value-type="string">
            <text:p text:style-name="P41">#9</text:p>
          </table:table-cell>
          <table:table-cell table:style-name="Tabela8.A2" office:value-type="string">
            <text:p text:style-name="P34">DP<text:span text:style-name="T35">L, R</text:span> &lt;= T.C<text:span text:style-name="T35">O</text:span> </text:p>
            <text:p text:style-name="P34">e : publisher(b, n); </text:p>
            <text:p text:style-name="P34">e : Product(b); e : type(b) = 'book'</text:p>
            <text:p text:style-name="P34">&lt;=</text:p>
            <text:p text:style-name="P34">product.publisher</text:p>
          </table:table-cell>
          <table:table-cell table:style-name="Tabela8.A2" office:value-type="string">
            <text:p text:style-name="P34">OP<text:span text:style-name="T35">D </text:span>&lt;= DP<text:span text:style-name="T35">L, R</text:span></text:p>
            <text:p text:style-name="P34">s : pub(b, fpubl(n)) &lt;= </text:p>
            <text:p text:style-name="P34">e : publisher(b, n); </text:p>
            <text:p text:style-name="P34">e : Product(b); e : type(b) = 'book'</text:p>
          </table:table-cell>
          <table:table-cell table:style-name="Tabela8.D2" office:value-type="string">
            <text:p text:style-name="P34">OP<text:span text:style-name="T35">D </text:span>&lt;= T.C<text:span text:style-name="T35">O</text:span></text:p>
            <text:p text:style-name="P34">s : pub(b, fpubl(n)) &lt;=</text:p>
            <text:p text:style-name="P34">product.publisher</text:p>
            <text:p text:style-name="P34"/>
          </table:table-cell>
        </table:table-row>
      </table:table>
      <text:p text:style-name="P62">Tabela : Transformação dos mapeamentos da base Ebay.</text:p>
      <text:p text:style-name="P35"/>
      <text:p text:style-name="P16">(6) Tipos de mapeamentos identificados entre bases de dados e ontologias de domínio:</text:p>
      <table:table table:name="Tabela9" table:style-name="Tabela9">
        <table:table-column table:style-name="Tabela9.A"/>
        <table:table-column table:style-name="Tabela9.B"/>
        <table:table-column table:style-name="Tabela9.C"/>
        <table:table-row>
          <table:table-cell table:style-name="Tabela9.A1" office:value-type="string">
            <text:p text:style-name="P30">#1</text:p>
          </table:table-cell>
          <table:table-cell table:style-name="Tabela9.A1" office:value-type="string">
            <text:p text:style-name="P46">S<text:span text:style-name="T35">D </text:span>&lt;= T</text:p>
          </table:table-cell>
          <table:table-cell table:style-name="Tabela9.C1" office:value-type="string">
            <text:p text:style-name="P27">Subclasse Domínio &lt;= Tabela</text:p>
          </table:table-cell>
        </table:table-row>
        <table:table-row>
          <table:table-cell table:style-name="Tabela9.A2" office:value-type="string">
            <text:p text:style-name="P30">#2</text:p>
          </table:table-cell>
          <table:table-cell table:style-name="Tabela9.A2" office:value-type="string">
            <text:p text:style-name="P46">C<text:span text:style-name="T35">D </text:span>&lt;= T</text:p>
          </table:table-cell>
          <table:table-cell table:style-name="Tabela9.C2" office:value-type="string">
            <text:p text:style-name="P27">Classe Domínio &lt;= Tabela</text:p>
          </table:table-cell>
        </table:table-row>
        <table:table-row>
          <table:table-cell table:style-name="Tabela9.A2" office:value-type="string">
            <text:p text:style-name="P30">#3</text:p>
          </table:table-cell>
          <table:table-cell table:style-name="Tabela9.A2" office:value-type="string">
            <text:p text:style-name="P46">DP<text:span text:style-name="T35">D </text:span>&lt;= T.C<text:span text:style-name="T35">O</text:span></text:p>
          </table:table-cell>
          <table:table-cell table:style-name="Tabela9.C2" office:value-type="string">
            <text:p text:style-name="P27">Data Property Domínio &lt;= Tabela.Coluna</text:p>
          </table:table-cell>
        </table:table-row>
        <table:table-row>
          <table:table-cell table:style-name="Tabela9.A2" office:value-type="string">
            <text:p text:style-name="P30">#4</text:p>
          </table:table-cell>
          <table:table-cell table:style-name="Tabela9.A2" office:value-type="string">
            <text:p text:style-name="P46">OP<text:span text:style-name="T35">D </text:span>&lt;= T.C<text:span text:style-name="T35">O, FK</text:span></text:p>
          </table:table-cell>
          <table:table-cell table:style-name="Tabela9.C2" office:value-type="string">
            <text:p text:style-name="P27">Object Property Domínio &lt;= Tabela.Coluna (FK)</text:p>
          </table:table-cell>
        </table:table-row>
        <table:table-row>
          <table:table-cell table:style-name="Tabela9.A2" office:value-type="string">
            <text:p text:style-name="P30">#5</text:p>
          </table:table-cell>
          <table:table-cell table:style-name="Tabela9.A2" office:value-type="string">
            <text:p text:style-name="P44">DP<text:span text:style-name="T35">D</text:span> &lt;= </text:p>
            <text:p text:style-name="P44">T.C<text:span text:style-name="T35">O, FK</text:span> ; T.C<text:span text:style-name="T35">O</text:span></text:p>
          </table:table-cell>
          <table:table-cell table:style-name="Tabela9.C2" office:value-type="string">
            <text:p text:style-name="P27">Data Property Domínio &lt;= </text:p>
            <text:p text:style-name="P27">Tabela.Coluna (FK) ; Tabela.Coluna</text:p>
          </table:table-cell>
        </table:table-row>
        <table:table-row>
          <table:table-cell table:style-name="Tabela9.A2" office:value-type="string">
            <text:p text:style-name="P30">#6</text:p>
          </table:table-cell>
          <table:table-cell table:style-name="Tabela9.A2" office:value-type="string">
            <text:p text:style-name="P44">S<text:span text:style-name="T35">D </text:span>&lt;= T<text:span text:style-name="T35">R</text:span></text:p>
          </table:table-cell>
          <table:table-cell table:style-name="Tabela9.C2" office:value-type="string">
            <text:p text:style-name="P27">Subclasse Domínio &lt;= Tabela com restrição</text:p>
          </table:table-cell>
        </table:table-row>
        <table:table-row>
          <table:table-cell table:style-name="Tabela9.A2" office:value-type="string">
            <text:p text:style-name="P30">#7</text:p>
          </table:table-cell>
          <table:table-cell table:style-name="Tabela9.A2" office:value-type="string">
            <text:p text:style-name="P44">C<text:span text:style-name="T35">D </text:span>&lt;= T<text:span text:style-name="T35">R</text:span></text:p>
          </table:table-cell>
          <table:table-cell table:style-name="Tabela9.C2" office:value-type="string">
            <text:p text:style-name="P27">Classe Domínio &lt;= Tabela com restrição</text:p>
          </table:table-cell>
        </table:table-row>
        <table:table-row>
          <table:table-cell table:style-name="Tabela9.A2" office:value-type="string">
            <text:p text:style-name="P30">#8</text:p>
          </table:table-cell>
          <table:table-cell table:style-name="Tabela9.A2" office:value-type="string">
            <text:p text:style-name="P44">C<text:span text:style-name="T35">D </text:span>&lt;= T.C<text:span text:style-name="T35">O</text:span></text:p>
          </table:table-cell>
          <table:table-cell table:style-name="Tabela9.C2" office:value-type="string">
            <text:p text:style-name="P27">Classe Domínio &lt;= Tabela.Coluna</text:p>
          </table:table-cell>
        </table:table-row>
        <table:table-row>
          <table:table-cell table:style-name="Tabela9.A2" office:value-type="string">
            <text:p text:style-name="P30">#9</text:p>
          </table:table-cell>
          <table:table-cell table:style-name="Tabela9.A2" office:value-type="string">
            <text:p text:style-name="P44">OP<text:span text:style-name="T35">D </text:span>&lt;= T.C<text:span text:style-name="T35">O</text:span></text:p>
          </table:table-cell>
          <table:table-cell table:style-name="Tabela9.C2" office:value-type="string">
            <text:p text:style-name="P27">Object Property Domínio &lt;= Tabela.Coluna</text:p>
          </table:table-cell>
        </table:table-row>
      </table:table>
      <text:h text:style-name="SBC_3a_title_3a_1" text:outline-level="1">Trabalhos Futuros</text:h>
      <text:p text:style-name="SBC_3a_paragraph_3a_first">Um vez que a solução abordada até aqui preocupa-se com a simples publicação dos dados relacionais em RDF de forma virtual. Como propostas futuras, pensamos em realizar testes para medir a performance dessas publicações e tentar definir uma estratégia de como publicar os dados ou até mesmo parte deles. Ou seja, queremos descobrir quais subconjuntos dos dados devem ser virtualizados e quais devem ser materializados. Dessa forma definiríamos uma solução híbrida que atenda a requisitos não funcionais de performance nas consultas aos Endpoints SPARQL.</text:p>
      <text:h text:style-name="SBC_3a_title_3a_1" text:outline-level="1">Referências</text:h>
      <text:p text:style-name="SBC_3a_reference">1. Percy E. Salas, Karin K. Breitman, Marco A. Casanova, José Viterbo: StdTrip: Promoting the Reuse of Standard Vocabularies in Open Government Data.</text:p>
      <text:p text:style-name="SBC_3a_reference">2. Sacramento, E., Vidal, V. M., Macêdo, J. A., Lóscio, B. F., Lopes, F. L. R., Casanova, M. A., and Lemos, F.: Towards automatic generation of application ontologies. In: Journal of Information and Data Management, Vol. V, No. N, Month 20YY, pp.1-16, 2010.</text:p>
      <text:p text:style-name="SBC_3a_reference"><text:soft-page-break/>3. Bizer, C., Cyganiak, R.: D2R server – publishing relational databases on the Semantic Web. Disponível em: &lt;<text:a xlink:type="simple" xlink:href="http://www4.wiwiss.fu-berlin.de/bizer/pub/Bizer-Cyganiak-D2R-Server-ISWC2006.pdf">http://www4.wiwiss.fu-berlin.de/bizer/pub/Bizer-Cyganiak-D2R-Server-ISWC2006.pdf</text:a>&gt;.</text:p>
      <text:p text:style-name="P20">4. Jena - A Semantic Web Framework for Java. Disponível em: &lt;<text:a xlink:type="simple" xlink:href="http://jena.sourceforge.net/">http://jena.sourceforge.net</text:a>&gt;</text:p>
      <text:p text:style-name="P7">5. <text:span text:style-name="T34">Das Souripriya, Sundara Seema, Cyganiak Richard (2011), R2RML: RDB to RDF Mapping Language. Disponível em &lt;</text:span><text:a xlink:type="simple" xlink:href="http://www.w3.org/TR/r2rml/"><text:span text:style-name="T34">http://www.w3.org/TR/r2rml/</text:span></text:a><text:span text:style-name="T34">&gt;</text:span></text:p>
      <text:p text:style-name="P8">6. Casanova, M. A., Lauschner, T., Leme, L. A., Breitman, K. K., Furtado, A. L., and Vidal, V. M. A strategy to revise the constraints of the mediated schema. In ER '09: Proceedings of the 28th International Conference on Conceptual Modeling. Springer-Verlag, Berlin, Heidelberg, pp. 265-279, 2009.</text:p>
      <text:p text:style-name="P22">7. Hull, R. and Yoshikawa, M. Ilog: declarative creation and manipulation of object identifiers. In Proceedings of the 16th International Conference on Very Large Databases (VLDB). Morgan Kaufmann Publishers Inc., San Francisco, CA, USA, pp. 455#468, 1990.</text:p>
      <text:p text:style-name="P22">8. Leme, L. A. P. P., Casanova, M. A., Breitman, K. K., and Furtado, A. L. Instance-based OWL schema matching. In Proceedings of the 11th International Conference on Enterprise Information Systems. Lecture Notes in Business Information Processing, vol. 24. pp. 14-26,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MSY10" svg:font-family="CMSY10"/>
    <style:font-face style:name="Lucidasans1" svg:font-family="Lucidasans"/>
    <style:font-face style:name="OpenSymbol" svg:font-family="OpenSymbol"/>
    <style:font-face style:name="Segoe UI1" svg:font-family="'Segoe UI'"/>
    <style:font-face style:name="Segoe UI" svg:font-family="'Segoe UI'" style:font-adornments="Regular"/>
    <style:font-face style:name="Verdana" svg:font-family="Verdana, Arial, 'Trebuchet MS', sans-serif"/>
    <style:font-face style:name="Times New Roman" svg:font-family="'Times New Roman'" style:font-adornments="Regular" style:font-family-generic="roman"/>
    <style:font-face style:name="TimesNewRoman,Bold" svg:font-family="'TimesNewRoman,Bold'" style:font-family-generic="roman"/>
    <style:font-face style:name="Tahoma" svg:font-family="Tahoma" style:font-adornments="Regular" style:font-family-generic="swiss"/>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Bitstream Vera Sans" svg:font-family="'Bitstream Vera Sans'" style:font-pitch="variable"/>
    <style:font-face style:name="Lucidasans" svg:font-family="Lucidasans" style:font-pitch="variable"/>
    <style:font-face style:name="Segoe Print" svg:font-family="'Segoe Print'"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Helvetica" svg:font-family="Helvetica" style:font-adornments="Bold"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1" style:font-size-asian="12pt" style:font-name-complex="Times New Roman1"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1" style:font-size-asian="14pt" style:font-weight-asian="bold" style:font-name-complex="Times New Roman1"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1" style:font-size-asian="12pt" style:font-weight-asian="bold" style:font-name-complex="Times New Roman1"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307</meta:editing-cycles>
    <meta:editing-duration>PT184H21M41S</meta:editing-duration>
    <dc:date>2012-02-07T15:05:23.45</dc:date>
    <dc:creator>Luís Teixeira</dc:creator>
    <meta:document-statistic meta:table-count="9" meta:image-count="3" meta:object-count="6" meta:page-count="15" meta:paragraph-count="555" meta:word-count="5048" meta:character-count="29176"/>
    <meta:user-defined meta:name="Info 1"/>
    <meta:user-defined meta:name="Info 2"/>
    <meta:user-defined meta:name="Info 3"/>
    <meta:user-defined meta:name="Info 4"/>
  </office:meta>
</office:document-meta>
</file>

<file path=Object 1/content.xml><?xml version="1.0" encoding="utf-8"?>
<math xmlns="http://www.w3.org/1998/Math/MathML">
  <semantics>
    <mrow>
      <mi mathvariant="normal">∃</mi>
      <mrow>
        <mi>P</mi>
        <mi mathvariant="normal">⊆</mi>
        <mi>D</mi>
      </mrow>
    </mrow>
    <annotation encoding="StarMath 5.0">exists P subseteq D</annotation>
  </semantics>
</math>
</file>

<file path=Object 2/content.xml><?xml version="1.0" encoding="utf-8"?>
<math xmlns="http://www.w3.org/1998/Math/MathML">
  <semantics>
    <mrow>
      <mi mathvariant="normal">∃</mi>
      <mrow>
        <msup>
          <mi>P</mi>
          <mrow>
            <mi mathvariant="normal">−</mi>
          </mrow>
        </msup>
        <mi mathvariant="normal">⊆</mi>
        <mi>R</mi>
      </mrow>
    </mrow>
    <annotation encoding="StarMath 5.0">exists P^-{} subseteq R</annotation>
  </semantics>
</math>
</file>

<file path=Object 3/content.xml><?xml version="1.0" encoding="utf-8"?>
<math xmlns="http://www.w3.org/1998/Math/MathML">
  <semantics>
    <mrow>
      <mrow>
        <mi>D</mi>
        <mi mathvariant="normal">⊆</mi>
        <mrow>
          <mo stretchy="false">(</mo>
          <mrow>
            <mo stretchy="false">≥</mo>
            <mi mathvariant="italic">kP</mi>
          </mrow>
          <mo stretchy="false">)</mo>
        </mrow>
      </mrow>
      <mi>,</mi>
      <mi mathvariant="italic">onde</mi>
      <mi>D</mi>
      <mi>é</mi>
      <mi mathvariant="italic">domínio</mi>
      <mi mathvariant="italic">de</mi>
      <mi>P</mi>
    </mrow>
    <annotation encoding="StarMath 5.0">D subseteq ({}geslant kP), onde D é domínio de P</annotation>
  </semantics>
</math>
</file>

<file path=Object 4/content.xml><?xml version="1.0" encoding="utf-8"?>
<math xmlns="http://www.w3.org/1998/Math/MathML">
  <semantics>
    <mrow>
      <mrow>
        <mi>D</mi>
        <mi mathvariant="normal">⊆</mi>
        <mrow>
          <mo stretchy="false">(</mo>
          <mrow>
            <mo stretchy="false">≤</mo>
            <mi mathvariant="italic">kP</mi>
          </mrow>
          <mo stretchy="false">)</mo>
        </mrow>
      </mrow>
      <mi>,</mi>
      <mi mathvariant="italic">onde</mi>
      <mi>D</mi>
      <mi>é</mi>
      <mi mathvariant="italic">domínio</mi>
      <mi mathvariant="italic">de</mi>
      <mi>P</mi>
    </mrow>
    <annotation encoding="StarMath 5.0">D subseteq ({} leslant kP), onde D é domínio de P</annotation>
  </semantics>
</math>
</file>

<file path=Object 5/content.xml><?xml version="1.0" encoding="utf-8"?>
<math xmlns="http://www.w3.org/1998/Math/MathML">
  <semantics>
    <mrow>
      <mi>C</mi>
      <mi mathvariant="normal">⊆</mi>
      <mi>D</mi>
    </mrow>
    <annotation encoding="StarMath 5.0">C subseteq D</annotation>
  </semantics>
</math>
</file>

<file path=Object 6/content.xml><?xml version="1.0" encoding="utf-8"?>
<math xmlns="http://www.w3.org/1998/Math/MathML">
  <semantics>
    <mrow>
      <mi>C</mi>
      <mi mathvariant="normal">∣</mi>
      <mi>D</mi>
    </mrow>
    <annotation encoding="StarMath 5.0">C divides D</annotation>
  </semantics>
</math>
</file>